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2.092cm"/>
    </style:style>
    <style:style style:name="co3" style:family="table-column">
      <style:table-column-properties fo:break-before="auto" style:column-width="1.596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1.177cm"/>
    </style:style>
    <style:style style:name="co7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2.127cm"/>
    </style:style>
    <style:style style:name="co9" style:family="table-column">
      <style:table-column-properties fo:break-before="auto" style:column-width="1.5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Agrégées">
      <style:table-properties table:display="true" style:writing-mode="lr-tb"/>
    </style:style>
    <style:style style:name="ta2" style:family="table" style:master-page-name="PageStyle_5f_DébogageI2C_20_Og_20_O3_20_Lcd">
      <style:table-properties table:display="true" style:writing-mode="lr-tb"/>
    </style:style>
    <style:style style:name="ta3" style:family="table" style:master-page-name="PageStyle_5f_BootLcd_20_O3">
      <style:table-properties table:display="true" style:writing-mode="lr-tb"/>
    </style:style>
    <style:style style:name="ta4" style:family="table" style:master-page-name="PageStyle_5f_Steady_20_O3">
      <style:table-properties table:display="true" style:writing-mode="lr-tb"/>
    </style:style>
    <style:style style:name="ta5" style:family="table" style:master-page-name="PageStyle_5f_Steady_20_Og">
      <style:table-properties table:display="true" style:writing-mode="lr-tb"/>
    </style:style>
    <style:style style:name="ce1" style:family="table-cell" style:parent-style-name="Default">
      <style:table-cell-properties fo:background-color="#a9d18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map style:condition="cell-content()=1" style:apply-style-name="ConditionalStyle_5f_1" style:base-cell-address="Agrégées.C2"/>
    </style:style>
    <style:style style:name="ce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1" style:apply-style-name="ConditionalStyle_5f_1" style:base-cell-address="Agrégées.C2"/>
    </style:style>
    <style:style style:name="ce6" style:family="table-cell" style:parent-style-name="Default" style:data-style-name="N0">
      <style:table-cell-properties style:rotation-align="none"/>
    </style:style>
    <style:style style:name="ce7" style:family="table-cell" style:parent-style-name="Default">
      <style:map style:condition="cell-content()=1" style:apply-style-name="ConditionalStyle_5f_3" style:base-cell-address="Agrégées.G1"/>
      <style:map style:condition="cell-content()=0" style:apply-style-name="ConditionalStyle_5f_2" style:base-cell-address="Agrégées.G1"/>
    </style:style>
    <style:style style:name="ce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grégé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7"/>
        <table:table-column table:style-name="co5" table:default-cell-style-name="Default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Boot Og</text:p>
          </table:table-cell>
          <table:table-cell table:style-name="ce1" office:value-type="string" calcext:value-type="string">
            <text:p>Boot O3</text:p>
          </table:table-cell>
          <table:table-cell table:style-name="Default"/>
          <table:table-cell/>
          <table:table-cell office:value-type="string" calcext:value-type="string">
            <text:p>Steady O3</text:p>
          </table:table-cell>
          <table:table-cell table:style-name="ce1" office:value-type="string" calcext:value-type="string">
            <text:p>Steady Og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x3C </text:p>
          </table:table-cell>
          <table:table-cell table:style-name="ce3" office:value-type="string" calcext:value-type="string">
            <text:p>0x3C </text:p>
          </table:table-cell>
          <table:table-cell table:formula="of:=IF([.A2]=[.B2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D </text:p>
          </table:table-cell>
          <table:table-cell table:formula="of:=IF([.E68]=[.F2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38 </text:p>
          </table:table-cell>
          <table:table-cell table:style-name="ce3" office:value-type="string" calcext:value-type="string">
            <text:p>0x38 </text:p>
          </table:table-cell>
          <table:table-cell table:formula="of:=IF([.A3]=[.B3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9 </text:p>
          </table:table-cell>
          <table:table-cell table:formula="of:=IF([.E69]=[.F3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3C </text:p>
          </table:table-cell>
          <table:table-cell table:style-name="ce3" office:value-type="string" calcext:value-type="string">
            <text:p>0x3C </text:p>
          </table:table-cell>
          <table:table-cell table:formula="of:=IF([.A4]=[.B4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CC </text:p>
          </table:table-cell>
          <table:table-cell table:formula="of:=IF([.E68]=[.F4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38 </text:p>
          </table:table-cell>
          <table:table-cell table:style-name="ce3" office:value-type="string" calcext:value-type="string">
            <text:p>0x38 </text:p>
          </table:table-cell>
          <table:table-cell table:formula="of:=IF([.A5]=[.B5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C8 </text:p>
          </table:table-cell>
          <table:table-cell table:formula="of:=IF([.E69]=[.F5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3C </text:p>
          </table:table-cell>
          <table:table-cell table:style-name="ce3" office:value-type="string" calcext:value-type="string">
            <text:p>0x3C </text:p>
          </table:table-cell>
          <table:table-cell table:formula="of:=IF([.A6]=[.B6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4C </text:p>
          </table:table-cell>
          <table:table-cell table:formula="of:=IF([.E70]=[.F6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38 </text:p>
          </table:table-cell>
          <table:table-cell table:style-name="ce3" office:value-type="string" calcext:value-type="string">
            <text:p>0x38 </text:p>
          </table:table-cell>
          <table:table-cell table:formula="of:=IF([.A7]=[.B7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48 </text:p>
          </table:table-cell>
          <table:table-cell table:formula="of:=IF([.E71]=[.F7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2C </text:p>
          </table:table-cell>
          <table:table-cell table:style-name="ce3" office:value-type="string" calcext:value-type="string">
            <text:p>0x2C </text:p>
          </table:table-cell>
          <table:table-cell table:formula="of:=IF([.A8]=[.B8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D </text:p>
          </table:table-cell>
          <table:table-cell table:formula="of:=IF([.E72]=[.F8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28 </text:p>
          </table:table-cell>
          <table:table-cell table:style-name="ce3" office:value-type="string" calcext:value-type="string">
            <text:p>0x28 </text:p>
          </table:table-cell>
          <table:table-cell table:formula="of:=IF([.A9]=[.B9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9 </text:p>
          </table:table-cell>
          <table:table-cell table:formula="of:=IF([.E73]=[.F9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2C </text:p>
          </table:table-cell>
          <table:table-cell table:style-name="ce3" office:value-type="string" calcext:value-type="string">
            <text:p>0x2C </text:p>
          </table:table-cell>
          <table:table-cell table:formula="of:=IF([.A10]=[.B10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1D </text:p>
          </table:table-cell>
          <table:table-cell table:formula="of:=IF([.E74]=[.F10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28 </text:p>
          </table:table-cell>
          <table:table-cell table:style-name="ce3" office:value-type="string" calcext:value-type="string">
            <text:p>0x28 </text:p>
          </table:table-cell>
          <table:table-cell table:formula="of:=IF([.A11]=[.B11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19 </text:p>
          </table:table-cell>
          <table:table-cell table:formula="of:=IF([.E75]=[.F11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8C </text:p>
          </table:table-cell>
          <table:table-cell table:style-name="ce3" office:value-type="string" calcext:value-type="string">
            <text:p>0x8C </text:p>
          </table:table-cell>
          <table:table-cell table:formula="of:=IF([.A12]=[.B12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D </text:p>
          </table:table-cell>
          <table:table-cell table:formula="of:=IF([.E76]=[.F12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88 </text:p>
          </table:table-cell>
          <table:table-cell table:style-name="ce3" office:value-type="string" calcext:value-type="string">
            <text:p>0x88 </text:p>
          </table:table-cell>
          <table:table-cell table:formula="of:=IF([.A13]=[.B13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9 </text:p>
          </table:table-cell>
          <table:table-cell table:formula="of:=IF([.E77]=[.F13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0C </text:p>
          </table:table-cell>
          <table:table-cell table:style-name="ce3" office:value-type="string" calcext:value-type="string">
            <text:p>0x0C </text:p>
          </table:table-cell>
          <table:table-cell table:formula="of:=IF([.A14]=[.B14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0D </text:p>
          </table:table-cell>
          <table:table-cell table:formula="of:=IF([.E78]=[.F14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08 </text:p>
          </table:table-cell>
          <table:table-cell table:style-name="ce3" office:value-type="string" calcext:value-type="string">
            <text:p>0x08 </text:p>
          </table:table-cell>
          <table:table-cell table:formula="of:=IF([.A15]=[.B15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09 </text:p>
          </table:table-cell>
          <table:table-cell table:formula="of:=IF([.E79]=[.F15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BC </text:p>
          </table:table-cell>
          <table:table-cell table:style-name="ce3" office:value-type="string" calcext:value-type="string">
            <text:p>0xBC </text:p>
          </table:table-cell>
          <table:table-cell table:formula="of:=IF([.A16]=[.B16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D </text:p>
          </table:table-cell>
          <table:table-cell table:formula="of:=IF([.E80]=[.F16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B8 </text:p>
          </table:table-cell>
          <table:table-cell table:style-name="ce3" office:value-type="string" calcext:value-type="string">
            <text:p>0xB8 </text:p>
          </table:table-cell>
          <table:table-cell table:formula="of:=IF([.A17]=[.B17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9 </text:p>
          </table:table-cell>
          <table:table-cell table:formula="of:=IF([.E81]=[.F17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0C </text:p>
          </table:table-cell>
          <table:table-cell table:style-name="ce3" office:value-type="string" calcext:value-type="string">
            <text:p>0x0C </text:p>
          </table:table-cell>
          <table:table-cell table:formula="of:=IF([.A18]=[.B18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4D </text:p>
          </table:table-cell>
          <table:table-cell table:formula="of:=IF([.E82]=[.F18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08 </text:p>
          </table:table-cell>
          <table:table-cell table:style-name="ce3" office:value-type="string" calcext:value-type="string">
            <text:p>0x08 </text:p>
          </table:table-cell>
          <table:table-cell table:formula="of:=IF([.A19]=[.B19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49 </text:p>
          </table:table-cell>
          <table:table-cell table:formula="of:=IF([.E83]=[.F19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1C </text:p>
          </table:table-cell>
          <table:table-cell table:style-name="ce3" office:value-type="string" calcext:value-type="string">
            <text:p>0x1C </text:p>
          </table:table-cell>
          <table:table-cell table:formula="of:=IF([.A20]=[.B20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CC </text:p>
          </table:table-cell>
          <table:table-cell table:formula="of:=IF([.E68]=[.F20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18 </text:p>
          </table:table-cell>
          <table:table-cell table:style-name="ce3" office:value-type="string" calcext:value-type="string">
            <text:p>0x18 </text:p>
          </table:table-cell>
          <table:table-cell table:formula="of:=IF([.A21]=[.B21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C8 </text:p>
          </table:table-cell>
          <table:table-cell table:formula="of:=IF([.E69]=[.F21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0C </text:p>
          </table:table-cell>
          <table:table-cell table:style-name="ce3" office:value-type="string" calcext:value-type="string">
            <text:p>0x0C </text:p>
          </table:table-cell>
          <table:table-cell table:formula="of:=IF([.A22]=[.B22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4C </text:p>
          </table:table-cell>
          <table:table-cell table:formula="of:=IF([.E70]=[.F22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08 </text:p>
          </table:table-cell>
          <table:table-cell table:style-name="ce3" office:value-type="string" calcext:value-type="string">
            <text:p>0x08 </text:p>
          </table:table-cell>
          <table:table-cell table:formula="of:=IF([.A23]=[.B23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48 </text:p>
          </table:table-cell>
          <table:table-cell table:formula="of:=IF([.E71]=[.F23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6C </text:p>
          </table:table-cell>
          <table:table-cell table:style-name="ce3" office:value-type="string" calcext:value-type="string">
            <text:p>0x6C </text:p>
          </table:table-cell>
          <table:table-cell table:formula="of:=IF([.A24]=[.B24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D </text:p>
          </table:table-cell>
          <table:table-cell table:formula="of:=IF([.E72]=[.F24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68 </text:p>
          </table:table-cell>
          <table:table-cell table:style-name="ce3" office:value-type="string" calcext:value-type="string">
            <text:p>0x68 </text:p>
          </table:table-cell>
          <table:table-cell table:formula="of:=IF([.A25]=[.B25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9 </text:p>
          </table:table-cell>
          <table:table-cell table:formula="of:=IF([.E73]=[.F25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0C </text:p>
          </table:table-cell>
          <table:table-cell table:style-name="ce3" office:value-type="string" calcext:value-type="string">
            <text:p>0x0C </text:p>
          </table:table-cell>
          <table:table-cell table:formula="of:=IF([.A26]=[.B26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1D </text:p>
          </table:table-cell>
          <table:table-cell table:formula="of:=IF([.E74]=[.F26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08 </text:p>
          </table:table-cell>
          <table:table-cell table:style-name="ce3" office:value-type="string" calcext:value-type="string">
            <text:p>0x08 </text:p>
          </table:table-cell>
          <table:table-cell table:formula="of:=IF([.A27]=[.B27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19 </text:p>
          </table:table-cell>
          <table:table-cell table:formula="of:=IF([.E75]=[.F27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FC </text:p>
          </table:table-cell>
          <table:table-cell table:style-name="ce3" office:value-type="string" calcext:value-type="string">
            <text:p>0xFC </text:p>
          </table:table-cell>
          <table:table-cell table:formula="of:=IF([.A28]=[.B28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D </text:p>
          </table:table-cell>
          <table:table-cell table:formula="of:=IF([.E76]=[.F28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F8 </text:p>
          </table:table-cell>
          <table:table-cell table:style-name="ce3" office:value-type="string" calcext:value-type="string">
            <text:p>0xF8 </text:p>
          </table:table-cell>
          <table:table-cell table:formula="of:=IF([.A29]=[.B29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9 </text:p>
          </table:table-cell>
          <table:table-cell table:formula="of:=IF([.E77]=[.F29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8C </text:p>
          </table:table-cell>
          <table:table-cell table:style-name="ce3" office:value-type="string" calcext:value-type="string">
            <text:p>0x8C </text:p>
          </table:table-cell>
          <table:table-cell table:formula="of:=IF([.A30]=[.B30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0D </text:p>
          </table:table-cell>
          <table:table-cell table:formula="of:=IF([.E78]=[.F30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88 </text:p>
          </table:table-cell>
          <table:table-cell table:style-name="ce3" office:value-type="string" calcext:value-type="string">
            <text:p>0x88 </text:p>
          </table:table-cell>
          <table:table-cell table:formula="of:=IF([.A31]=[.B31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09 </text:p>
          </table:table-cell>
          <table:table-cell table:formula="of:=IF([.E79]=[.F31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0C </text:p>
          </table:table-cell>
          <table:table-cell table:style-name="ce3" office:value-type="string" calcext:value-type="string">
            <text:p>0x0C </text:p>
          </table:table-cell>
          <table:table-cell table:formula="of:=IF([.A32]=[.B32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D </text:p>
          </table:table-cell>
          <table:table-cell table:formula="of:=IF([.E80]=[.F32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08 </text:p>
          </table:table-cell>
          <table:table-cell table:style-name="ce3" office:value-type="string" calcext:value-type="string">
            <text:p>0x08 </text:p>
          </table:table-cell>
          <table:table-cell table:formula="of:=IF([.A33]=[.B33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9 </text:p>
          </table:table-cell>
          <table:table-cell table:formula="of:=IF([.E81]=[.F33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4D </text:p>
          </table:table-cell>
          <table:table-cell table:style-name="ce3" office:value-type="string" calcext:value-type="string">
            <text:p>0x4D </text:p>
          </table:table-cell>
          <table:table-cell table:formula="of:=IF([.A34]=[.B34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5D </text:p>
          </table:table-cell>
          <table:table-cell table:formula="of:=IF([.E82]=[.F34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49 </text:p>
          </table:table-cell>
          <table:table-cell table:style-name="ce3" office:value-type="string" calcext:value-type="string">
            <text:p>0x49 </text:p>
          </table:table-cell>
          <table:table-cell table:formula="of:=IF([.A35]=[.B35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59 </text:p>
          </table:table-cell>
          <table:table-cell table:formula="of:=IF([.E83]=[.F35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8D </text:p>
          </table:table-cell>
          <table:table-cell table:style-name="ce3" office:value-type="string" calcext:value-type="string">
            <text:p>0x8D </text:p>
          </table:table-cell>
          <table:table-cell table:formula="of:=IF([.A36]=[.B36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CC </text:p>
          </table:table-cell>
          <table:table-cell table:formula="of:=IF([.E68]=[.F36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89 </text:p>
          </table:table-cell>
          <table:table-cell table:style-name="ce3" office:value-type="string" calcext:value-type="string">
            <text:p>0x89 </text:p>
          </table:table-cell>
          <table:table-cell table:formula="of:=IF([.A37]=[.B37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C8 </text:p>
          </table:table-cell>
          <table:table-cell table:formula="of:=IF([.E69]=[.F37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6D </text:p>
          </table:table-cell>
          <table:table-cell table:style-name="ce3" office:value-type="string" calcext:value-type="string">
            <text:p>0x6D </text:p>
          </table:table-cell>
          <table:table-cell table:formula="of:=IF([.A38]=[.B38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4C </text:p>
          </table:table-cell>
          <table:table-cell table:formula="of:=IF([.E70]=[.F38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69 </text:p>
          </table:table-cell>
          <table:table-cell table:style-name="ce3" office:value-type="string" calcext:value-type="string">
            <text:p>0x69 </text:p>
          </table:table-cell>
          <table:table-cell table:formula="of:=IF([.A39]=[.B39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48 </text:p>
          </table:table-cell>
          <table:table-cell table:formula="of:=IF([.E71]=[.F39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5D </text:p>
          </table:table-cell>
          <table:table-cell table:style-name="ce3" office:value-type="string" calcext:value-type="string">
            <text:p>0x5D </text:p>
          </table:table-cell>
          <table:table-cell table:formula="of:=IF([.A40]=[.B40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D </text:p>
          </table:table-cell>
          <table:table-cell table:formula="of:=IF([.E72]=[.F40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59 </text:p>
          </table:table-cell>
          <table:table-cell table:style-name="ce3" office:value-type="string" calcext:value-type="string">
            <text:p>0x59 </text:p>
          </table:table-cell>
          <table:table-cell table:formula="of:=IF([.A41]=[.B41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9 </text:p>
          </table:table-cell>
          <table:table-cell table:formula="of:=IF([.E73]=[.F41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6D </text:p>
          </table:table-cell>
          <table:table-cell table:style-name="ce3" office:value-type="string" calcext:value-type="string">
            <text:p>0x6D </text:p>
          </table:table-cell>
          <table:table-cell table:formula="of:=IF([.A42]=[.B42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1D </text:p>
          </table:table-cell>
          <table:table-cell table:formula="of:=IF([.E74]=[.F42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69 </text:p>
          </table:table-cell>
          <table:table-cell table:style-name="ce3" office:value-type="string" calcext:value-type="string">
            <text:p>0x69 </text:p>
          </table:table-cell>
          <table:table-cell table:formula="of:=IF([.A43]=[.B43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19 </text:p>
          </table:table-cell>
          <table:table-cell table:formula="of:=IF([.E75]=[.F43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CD </text:p>
          </table:table-cell>
          <table:table-cell table:style-name="ce3" office:value-type="string" calcext:value-type="string">
            <text:p>0xCD </text:p>
          </table:table-cell>
          <table:table-cell table:formula="of:=IF([.A44]=[.B44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D </text:p>
          </table:table-cell>
          <table:table-cell table:formula="of:=IF([.E76]=[.F44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C9 </text:p>
          </table:table-cell>
          <table:table-cell table:style-name="ce3" office:value-type="string" calcext:value-type="string">
            <text:p>0xC9 </text:p>
          </table:table-cell>
          <table:table-cell table:formula="of:=IF([.A45]=[.B45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9 </text:p>
          </table:table-cell>
          <table:table-cell table:formula="of:=IF([.E77]=[.F45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6D </text:p>
          </table:table-cell>
          <table:table-cell table:style-name="ce3" office:value-type="string" calcext:value-type="string">
            <text:p>0x6D </text:p>
          </table:table-cell>
          <table:table-cell table:formula="of:=IF([.A46]=[.B46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0D </text:p>
          </table:table-cell>
          <table:table-cell table:formula="of:=IF([.E78]=[.F46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69 </text:p>
          </table:table-cell>
          <table:table-cell table:style-name="ce3" office:value-type="string" calcext:value-type="string">
            <text:p>0x69 </text:p>
          </table:table-cell>
          <table:table-cell table:formula="of:=IF([.A47]=[.B47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09 </text:p>
          </table:table-cell>
          <table:table-cell table:formula="of:=IF([.E79]=[.F47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CD </text:p>
          </table:table-cell>
          <table:table-cell table:style-name="ce3" office:value-type="string" calcext:value-type="string">
            <text:p>0xCD </text:p>
          </table:table-cell>
          <table:table-cell table:formula="of:=IF([.A48]=[.B48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D </text:p>
          </table:table-cell>
          <table:table-cell table:formula="of:=IF([.E80]=[.F48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C9 </text:p>
          </table:table-cell>
          <table:table-cell table:style-name="ce3" office:value-type="string" calcext:value-type="string">
            <text:p>0xC9 </text:p>
          </table:table-cell>
          <table:table-cell table:formula="of:=IF([.A49]=[.B49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39 </text:p>
          </table:table-cell>
          <table:table-cell table:formula="of:=IF([.E81]=[.F49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6D </text:p>
          </table:table-cell>
          <table:table-cell table:style-name="ce3" office:value-type="string" calcext:value-type="string">
            <text:p>0x6D </text:p>
          </table:table-cell>
          <table:table-cell table:formula="of:=IF([.A50]=[.B50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6D </text:p>
          </table:table-cell>
          <table:table-cell table:formula="of:=IF([.E82]=[.F50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 office:value-type="string" calcext:value-type="string">
            <text:p>0x69 </text:p>
          </table:table-cell>
          <table:table-cell table:style-name="ce3" office:value-type="string" calcext:value-type="string">
            <text:p>0x69 </text:p>
          </table:table-cell>
          <table:table-cell table:formula="of:=IF([.A51]=[.B51];1;0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0x69 </text:p>
          </table:table-cell>
          <table:table-cell table:formula="of:=IF([.E83]=[.F51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CC </text:p>
          </table:table-cell>
          <table:table-cell table:formula="of:=IF([.E68]=[.F52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C8 </text:p>
          </table:table-cell>
          <table:table-cell table:formula="of:=IF([.E69]=[.F53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4C </text:p>
          </table:table-cell>
          <table:table-cell table:formula="of:=IF([.E70]=[.F54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48 </text:p>
          </table:table-cell>
          <table:table-cell table:formula="of:=IF([.E71]=[.F55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3D </text:p>
          </table:table-cell>
          <table:table-cell table:formula="of:=IF([.E72]=[.F56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39 </text:p>
          </table:table-cell>
          <table:table-cell table:formula="of:=IF([.E73]=[.F57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1D </text:p>
          </table:table-cell>
          <table:table-cell table:formula="of:=IF([.E74]=[.F58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19 </text:p>
          </table:table-cell>
          <table:table-cell table:formula="of:=IF([.E75]=[.F59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3D </text:p>
          </table:table-cell>
          <table:table-cell table:formula="of:=IF([.E76]=[.F60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39 </text:p>
          </table:table-cell>
          <table:table-cell table:formula="of:=IF([.E77]=[.F61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0D </text:p>
          </table:table-cell>
          <table:table-cell table:formula="of:=IF([.E78]=[.F62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09 </text:p>
          </table:table-cell>
          <table:table-cell table:formula="of:=IF([.E79]=[.F63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3D </text:p>
          </table:table-cell>
          <table:table-cell table:formula="of:=IF([.E80]=[.F64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39 </text:p>
          </table:table-cell>
          <table:table-cell table:formula="of:=IF([.E81]=[.F65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7D </text:p>
          </table:table-cell>
          <table:table-cell table:formula="of:=IF([.E82]=[.F66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 table:number-columns-repeated="2"/>
          <table:table-cell table:style-name="ce6" office:value-type="string" calcext:value-type="string">
            <text:p>0x79 </text:p>
          </table:table-cell>
          <table:table-cell table:formula="of:=IF([.E83]=[.F67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C </text:p>
          </table:table-cell>
          <table:table-cell table:formula="of:=IF([.E68]=[.F68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8 </text:p>
          </table:table-cell>
          <table:table-cell table:formula="of:=IF([.E69]=[.F69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C </text:p>
          </table:table-cell>
          <table:table-cell table:formula="of:=IF([.E70]=[.F70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8 </text:p>
          </table:table-cell>
          <table:table-cell table:formula="of:=IF([.E71]=[.F71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72]=[.F72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73]=[.F73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D </text:p>
          </table:table-cell>
          <table:table-cell table:style-name="ce6" office:value-type="string" calcext:value-type="string">
            <text:p>0x1D </text:p>
          </table:table-cell>
          <table:table-cell table:formula="of:=IF([.E74]=[.F74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9 </text:p>
          </table:table-cell>
          <table:table-cell table:style-name="ce6" office:value-type="string" calcext:value-type="string">
            <text:p>0x19 </text:p>
          </table:table-cell>
          <table:table-cell table:formula="of:=IF([.E75]=[.F75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76]=[.F76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77]=[.F77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0D </text:p>
          </table:table-cell>
          <table:table-cell table:formula="of:=IF([.E78]=[.F78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09 </text:p>
          </table:table-cell>
          <table:table-cell table:formula="of:=IF([.E79]=[.F79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3D </text:p>
          </table:table-cell>
          <table:table-cell table:formula="of:=IF([.E80]=[.F80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39 </text:p>
          </table:table-cell>
          <table:table-cell table:formula="of:=IF([.E81]=[.F81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D </text:p>
          </table:table-cell>
          <table:table-cell table:style-name="ce6" office:value-type="string" calcext:value-type="string">
            <text:p>0x8D </text:p>
          </table:table-cell>
          <table:table-cell table:formula="of:=IF([.E82]=[.F82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9 </text:p>
          </table:table-cell>
          <table:table-cell table:style-name="ce6" office:value-type="string" calcext:value-type="string">
            <text:p>0x89 </text:p>
          </table:table-cell>
          <table:table-cell table:formula="of:=IF([.E83]=[.F83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C </text:p>
          </table:table-cell>
          <table:table-cell table:formula="of:=IF([.E84]=[.F84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8 </text:p>
          </table:table-cell>
          <table:table-cell table:formula="of:=IF([.E85]=[.F85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C </text:p>
          </table:table-cell>
          <table:table-cell table:formula="of:=IF([.E86]=[.F86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8 </text:p>
          </table:table-cell>
          <table:table-cell table:formula="of:=IF([.E87]=[.F87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88]=[.F88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89]=[.F89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D </text:p>
          </table:table-cell>
          <table:table-cell table:style-name="ce6" office:value-type="string" calcext:value-type="string">
            <text:p>0x1D </text:p>
          </table:table-cell>
          <table:table-cell table:formula="of:=IF([.E90]=[.F90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9 </text:p>
          </table:table-cell>
          <table:table-cell table:style-name="ce6" office:value-type="string" calcext:value-type="string">
            <text:p>0x19 </text:p>
          </table:table-cell>
          <table:table-cell table:formula="of:=IF([.E91]=[.F91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92]=[.F92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93]=[.F93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1D </text:p>
          </table:table-cell>
          <table:table-cell table:style-name="ce6" office:value-type="string" calcext:value-type="string">
            <text:p>0x0D </text:p>
          </table:table-cell>
          <table:table-cell table:formula="of:=IF([.E94]=[.F94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19 </text:p>
          </table:table-cell>
          <table:table-cell table:style-name="ce6" office:value-type="string" calcext:value-type="string">
            <text:p>0x09 </text:p>
          </table:table-cell>
          <table:table-cell table:formula="of:=IF([.E95]=[.F95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3D </text:p>
          </table:table-cell>
          <table:table-cell table:formula="of:=IF([.E96]=[.F96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39 </text:p>
          </table:table-cell>
          <table:table-cell table:formula="of:=IF([.E97]=[.F97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D </text:p>
          </table:table-cell>
          <table:table-cell table:style-name="ce6" office:value-type="string" calcext:value-type="string">
            <text:p>0x9D </text:p>
          </table:table-cell>
          <table:table-cell table:formula="of:=IF([.E98]=[.F98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9 </text:p>
          </table:table-cell>
          <table:table-cell table:style-name="ce6" office:value-type="string" calcext:value-type="string">
            <text:p>0x99 </text:p>
          </table:table-cell>
          <table:table-cell table:formula="of:=IF([.E99]=[.F99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C </text:p>
          </table:table-cell>
          <table:table-cell table:formula="of:=IF([.E100]=[.F100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8 </text:p>
          </table:table-cell>
          <table:table-cell table:formula="of:=IF([.E101]=[.F101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C </text:p>
          </table:table-cell>
          <table:table-cell table:formula="of:=IF([.E102]=[.F102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8 </text:p>
          </table:table-cell>
          <table:table-cell table:formula="of:=IF([.E103]=[.F103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104]=[.F104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105]=[.F105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D </text:p>
          </table:table-cell>
          <table:table-cell table:style-name="ce6" office:value-type="string" calcext:value-type="string">
            <text:p>0x1D </text:p>
          </table:table-cell>
          <table:table-cell table:formula="of:=IF([.E106]=[.F106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9 </text:p>
          </table:table-cell>
          <table:table-cell table:style-name="ce6" office:value-type="string" calcext:value-type="string">
            <text:p>0x19 </text:p>
          </table:table-cell>
          <table:table-cell table:formula="of:=IF([.E107]=[.F107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108]=[.F108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109]=[.F109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1D </text:p>
          </table:table-cell>
          <table:table-cell table:formula="of:=IF([.E110]=[.F110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19 </text:p>
          </table:table-cell>
          <table:table-cell table:formula="of:=IF([.E111]=[.F111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3D </text:p>
          </table:table-cell>
          <table:table-cell table:formula="of:=IF([.E112]=[.F112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39 </text:p>
          </table:table-cell>
          <table:table-cell table:formula="of:=IF([.E113]=[.F113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0D </text:p>
          </table:table-cell>
          <table:table-cell table:formula="of:=IF([.E114]=[.F114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09 </text:p>
          </table:table-cell>
          <table:table-cell table:formula="of:=IF([.E115]=[.F115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C </text:p>
          </table:table-cell>
          <table:table-cell table:formula="of:=IF([.E116]=[.F116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8 </text:p>
          </table:table-cell>
          <table:table-cell table:formula="of:=IF([.E117]=[.F117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C </text:p>
          </table:table-cell>
          <table:table-cell table:formula="of:=IF([.E118]=[.F118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8 </text:p>
          </table:table-cell>
          <table:table-cell table:formula="of:=IF([.E119]=[.F119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120]=[.F120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121]=[.F121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D </text:p>
          </table:table-cell>
          <table:table-cell table:style-name="ce6" office:value-type="string" calcext:value-type="string">
            <text:p>0x1D </text:p>
          </table:table-cell>
          <table:table-cell table:formula="of:=IF([.E122]=[.F122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9 </text:p>
          </table:table-cell>
          <table:table-cell table:style-name="ce6" office:value-type="string" calcext:value-type="string">
            <text:p>0x19 </text:p>
          </table:table-cell>
          <table:table-cell table:formula="of:=IF([.E123]=[.F123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124]=[.F124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125]=[.F125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D </text:p>
          </table:table-cell>
          <table:table-cell table:style-name="ce6" office:value-type="string" calcext:value-type="string">
            <text:p>0x1D </text:p>
          </table:table-cell>
          <table:table-cell table:formula="of:=IF([.E126]=[.F126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9 </text:p>
          </table:table-cell>
          <table:table-cell table:style-name="ce6" office:value-type="string" calcext:value-type="string">
            <text:p>0x19 </text:p>
          </table:table-cell>
          <table:table-cell table:formula="of:=IF([.E127]=[.F127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3D </text:p>
          </table:table-cell>
          <table:table-cell table:formula="of:=IF([.E128]=[.F128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39 </text:p>
          </table:table-cell>
          <table:table-cell table:formula="of:=IF([.E129]=[.F129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D </text:p>
          </table:table-cell>
          <table:table-cell table:style-name="ce6" office:value-type="string" calcext:value-type="string">
            <text:p>0x1D </text:p>
          </table:table-cell>
          <table:table-cell table:formula="of:=IF([.E130]=[.F130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9 </text:p>
          </table:table-cell>
          <table:table-cell table:style-name="ce6" office:value-type="string" calcext:value-type="string">
            <text:p>0x19 </text:p>
          </table:table-cell>
          <table:table-cell table:formula="of:=IF([.E131]=[.F131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C </text:p>
          </table:table-cell>
          <table:table-cell table:formula="of:=IF([.E132]=[.F132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8 </text:p>
          </table:table-cell>
          <table:table-cell table:formula="of:=IF([.E133]=[.F133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C </text:p>
          </table:table-cell>
          <table:table-cell table:formula="of:=IF([.E134]=[.F134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8 </text:p>
          </table:table-cell>
          <table:table-cell table:formula="of:=IF([.E135]=[.F135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136]=[.F136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137]=[.F137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D </text:p>
          </table:table-cell>
          <table:table-cell table:style-name="ce6" office:value-type="string" calcext:value-type="string">
            <text:p>0x1D </text:p>
          </table:table-cell>
          <table:table-cell table:formula="of:=IF([.E138]=[.F138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9 </text:p>
          </table:table-cell>
          <table:table-cell table:style-name="ce6" office:value-type="string" calcext:value-type="string">
            <text:p>0x19 </text:p>
          </table:table-cell>
          <table:table-cell table:formula="of:=IF([.E139]=[.F139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140]=[.F140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141]=[.F141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4D </text:p>
          </table:table-cell>
          <table:table-cell table:style-name="ce6" office:value-type="string" calcext:value-type="string">
            <text:p>0x1D </text:p>
          </table:table-cell>
          <table:table-cell table:formula="of:=IF([.E142]=[.F142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49 </text:p>
          </table:table-cell>
          <table:table-cell table:style-name="ce6" office:value-type="string" calcext:value-type="string">
            <text:p>0x19 </text:p>
          </table:table-cell>
          <table:table-cell table:formula="of:=IF([.E143]=[.F143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3D </text:p>
          </table:table-cell>
          <table:table-cell table:formula="of:=IF([.E144]=[.F144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39 </text:p>
          </table:table-cell>
          <table:table-cell table:formula="of:=IF([.E145]=[.F145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D </text:p>
          </table:table-cell>
          <table:table-cell table:style-name="ce6" office:value-type="string" calcext:value-type="string">
            <text:p>0x2D </text:p>
          </table:table-cell>
          <table:table-cell table:formula="of:=IF([.E146]=[.F146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9 </text:p>
          </table:table-cell>
          <table:table-cell table:style-name="ce6" office:value-type="string" calcext:value-type="string">
            <text:p>0x29 </text:p>
          </table:table-cell>
          <table:table-cell table:formula="of:=IF([.E147]=[.F147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C </text:p>
          </table:table-cell>
          <table:table-cell table:formula="of:=IF([.E148]=[.F148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8 </text:p>
          </table:table-cell>
          <table:table-cell table:formula="of:=IF([.E149]=[.F149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C </text:p>
          </table:table-cell>
          <table:table-cell table:formula="of:=IF([.E150]=[.F150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8 </text:p>
          </table:table-cell>
          <table:table-cell table:formula="of:=IF([.E151]=[.F151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152]=[.F152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153]=[.F153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D </text:p>
          </table:table-cell>
          <table:table-cell table:style-name="ce6" office:value-type="string" calcext:value-type="string">
            <text:p>0x1D </text:p>
          </table:table-cell>
          <table:table-cell table:formula="of:=IF([.E154]=[.F154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9 </text:p>
          </table:table-cell>
          <table:table-cell table:style-name="ce6" office:value-type="string" calcext:value-type="string">
            <text:p>0x19 </text:p>
          </table:table-cell>
          <table:table-cell table:formula="of:=IF([.E155]=[.F155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156]=[.F156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157]=[.F157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5D </text:p>
          </table:table-cell>
          <table:table-cell table:style-name="ce6" office:value-type="string" calcext:value-type="string">
            <text:p>0x1D </text:p>
          </table:table-cell>
          <table:table-cell table:formula="of:=IF([.E158]=[.F158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59 </text:p>
          </table:table-cell>
          <table:table-cell table:style-name="ce6" office:value-type="string" calcext:value-type="string">
            <text:p>0x19 </text:p>
          </table:table-cell>
          <table:table-cell table:formula="of:=IF([.E159]=[.F159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3D </text:p>
          </table:table-cell>
          <table:table-cell table:formula="of:=IF([.E160]=[.F160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39 </text:p>
          </table:table-cell>
          <table:table-cell table:formula="of:=IF([.E161]=[.F161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D </text:p>
          </table:table-cell>
          <table:table-cell table:style-name="ce6" office:value-type="string" calcext:value-type="string">
            <text:p>0x3D </text:p>
          </table:table-cell>
          <table:table-cell table:formula="of:=IF([.E162]=[.F162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9 </text:p>
          </table:table-cell>
          <table:table-cell table:style-name="ce6" office:value-type="string" calcext:value-type="string">
            <text:p>0x39 </text:p>
          </table:table-cell>
          <table:table-cell table:formula="of:=IF([.E163]=[.F163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C </text:p>
          </table:table-cell>
          <table:table-cell table:formula="of:=IF([.E164]=[.F164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8 </text:p>
          </table:table-cell>
          <table:table-cell table:formula="of:=IF([.E165]=[.F165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C </text:p>
          </table:table-cell>
          <table:table-cell table:formula="of:=IF([.E166]=[.F166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8 </text:p>
          </table:table-cell>
          <table:table-cell table:formula="of:=IF([.E167]=[.F167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168]=[.F168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169]=[.F169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D </text:p>
          </table:table-cell>
          <table:table-cell table:style-name="ce6" office:value-type="string" calcext:value-type="string">
            <text:p>0x1D </text:p>
          </table:table-cell>
          <table:table-cell table:formula="of:=IF([.E170]=[.F170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9 </text:p>
          </table:table-cell>
          <table:table-cell table:style-name="ce6" office:value-type="string" calcext:value-type="string">
            <text:p>0x19 </text:p>
          </table:table-cell>
          <table:table-cell table:formula="of:=IF([.E171]=[.F171];1;0)" office:value-type="float" office:value="0" calcext:value-type="float">
            <text:p>0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172]=[.F172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173]=[.F173];1;0)" office:value-type="float" office:value="1" calcext:value-type="float">
            <text:p>1</text:p>
          </table:table-cell>
          <table:table-cell table:style-name="ce6"/>
          <table:table-cell table:number-columns-repeated="56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6D </text:p>
          </table:table-cell>
          <table:table-cell table:style-name="ce6" office:value-type="string" calcext:value-type="string">
            <text:p>0x1D </text:p>
          </table:table-cell>
          <table:table-cell table:formula="of:=IF([.E174]=[.F174];1;0)" office:value-type="float" office:value="0" calcext:value-type="float">
            <text:p>0</text:p>
          </table:table-cell>
          <table:table-cell table:style-name="ce6"/>
          <table:table-cell table:formula="of:=HEX2BIN([.H174];8)" office:value-type="string" office:string-value="00000000" calcext:value-type="string">
            <text:p>00000000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69 </text:p>
          </table:table-cell>
          <table:table-cell table:style-name="ce6" office:value-type="string" calcext:value-type="string">
            <text:p>0x19 </text:p>
          </table:table-cell>
          <table:table-cell table:formula="of:=IF([.E175]=[.F175];1;0)" office:value-type="float" office:value="0" calcext:value-type="float">
            <text:p>0</text:p>
          </table:table-cell>
          <table:table-cell table:style-name="ce6" table:formula="of:=TEXT(RIGHT([.E175];3);&quot;##&quot;)" office:value-type="string" office:string-value="69" calcext:value-type="string">
            <text:p>69</text:p>
          </table:table-cell>
          <table:table-cell table:formula="of:=HEX2BIN([.H175];8)" office:value-type="string" office:string-value="01101001" calcext:value-type="string">
            <text:p>01101001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3D </text:p>
          </table:table-cell>
          <table:table-cell table:formula="of:=IF([.E176]=[.F176];1;0)" office:value-type="float" office:value="0" calcext:value-type="float">
            <text:p>0</text:p>
          </table:table-cell>
          <table:table-cell table:style-name="ce6" table:formula="of:=TEXT(RIGHT([.E176];3);&quot;##&quot;)" office:value-type="string" office:string-value="2D " calcext:value-type="string">
            <text:p>2D </text:p>
          </table:table-cell>
          <table:table-cell table:formula="of:=HEX2BIN([.H176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39 </text:p>
          </table:table-cell>
          <table:table-cell table:formula="of:=IF([.E177]=[.F177];1;0)" office:value-type="float" office:value="0" calcext:value-type="float">
            <text:p>0</text:p>
          </table:table-cell>
          <table:table-cell table:style-name="ce6" table:formula="of:=TEXT(RIGHT([.E177];3);&quot;##&quot;)" office:value-type="string" office:string-value="29" calcext:value-type="string">
            <text:p>29</text:p>
          </table:table-cell>
          <table:table-cell table:formula="of:=HEX2BIN([.H177];8)" office:value-type="string" office:string-value="00101001" calcext:value-type="string">
            <text:p>00101001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D </text:p>
          </table:table-cell>
          <table:table-cell table:style-name="ce6" office:value-type="string" calcext:value-type="string">
            <text:p>0x4D </text:p>
          </table:table-cell>
          <table:table-cell table:formula="of:=IF([.E178]=[.F178];1;0)" office:value-type="float" office:value="0" calcext:value-type="float">
            <text:p>0</text:p>
          </table:table-cell>
          <table:table-cell table:style-name="ce6" table:formula="of:=TEXT(RIGHT([.E178];3);&quot;##&quot;)" office:value-type="string" office:string-value="0D " calcext:value-type="string">
            <text:p>0D </text:p>
          </table:table-cell>
          <table:table-cell table:formula="of:=HEX2BIN([.H178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9 </text:p>
          </table:table-cell>
          <table:table-cell table:style-name="ce6" office:value-type="string" calcext:value-type="string">
            <text:p>0x49 </text:p>
          </table:table-cell>
          <table:table-cell table:formula="of:=IF([.E179]=[.F179];1;0)" office:value-type="float" office:value="0" calcext:value-type="float">
            <text:p>0</text:p>
          </table:table-cell>
          <table:table-cell table:style-name="ce6" table:formula="of:=TEXT(RIGHT([.E179];3);&quot;##&quot;)" office:value-type="string" office:string-value="9" calcext:value-type="string">
            <text:p>9</text:p>
          </table:table-cell>
          <table:table-cell table:formula="of:=HEX2BIN([.H179];8)" office:value-type="string" office:string-value="00001001" calcext:value-type="string">
            <text:p>00001001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C </text:p>
          </table:table-cell>
          <table:table-cell table:formula="of:=IF([.E180]=[.F180];1;0)" office:value-type="float" office:value="1" calcext:value-type="float">
            <text:p>1</text:p>
          </table:table-cell>
          <table:table-cell table:style-name="ce6" table:formula="of:=TEXT(RIGHT([.E180];3);&quot;##&quot;)" office:value-type="string" office:string-value="CC " calcext:value-type="string">
            <text:p>CC </text:p>
          </table:table-cell>
          <table:table-cell table:formula="of:=HEX2BIN([.H180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8 </text:p>
          </table:table-cell>
          <table:table-cell table:formula="of:=IF([.E181]=[.F181];1;0)" office:value-type="float" office:value="1" calcext:value-type="float">
            <text:p>1</text:p>
          </table:table-cell>
          <table:table-cell table:style-name="ce6" table:formula="of:=TEXT(RIGHT([.E181];3);&quot;##&quot;)" office:value-type="string" office:string-value="C8 " calcext:value-type="string">
            <text:p>C8 </text:p>
          </table:table-cell>
          <table:table-cell table:formula="of:=HEX2BIN([.H181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C </text:p>
          </table:table-cell>
          <table:table-cell table:formula="of:=IF([.E182]=[.F182];1;0)" office:value-type="float" office:value="1" calcext:value-type="float">
            <text:p>1</text:p>
          </table:table-cell>
          <table:table-cell table:style-name="ce6" table:formula="of:=TEXT(RIGHT([.E182];3);&quot;##&quot;)" office:value-type="string" office:string-value="4C " calcext:value-type="string">
            <text:p>4C </text:p>
          </table:table-cell>
          <table:table-cell table:formula="of:=HEX2BIN([.H182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8 </text:p>
          </table:table-cell>
          <table:table-cell table:formula="of:=IF([.E183]=[.F183];1;0)" office:value-type="float" office:value="1" calcext:value-type="float">
            <text:p>1</text:p>
          </table:table-cell>
          <table:table-cell table:style-name="ce6" table:formula="of:=TEXT(RIGHT([.E183];3);&quot;##&quot;)" office:value-type="string" office:string-value="48" calcext:value-type="string">
            <text:p>48</text:p>
          </table:table-cell>
          <table:table-cell table:formula="of:=HEX2BIN([.H183];8)" office:value-type="string" office:string-value="01001000" calcext:value-type="string">
            <text:p>01001000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184]=[.F184];1;0)" office:value-type="float" office:value="1" calcext:value-type="float">
            <text:p>1</text:p>
          </table:table-cell>
          <table:table-cell table:style-name="ce6" table:formula="of:=TEXT(RIGHT([.E184];3);&quot;##&quot;)" office:value-type="string" office:string-value="3D " calcext:value-type="string">
            <text:p>3D </text:p>
          </table:table-cell>
          <table:table-cell table:formula="of:=HEX2BIN([.H184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185]=[.F185];1;0)" office:value-type="float" office:value="1" calcext:value-type="float">
            <text:p>1</text:p>
          </table:table-cell>
          <table:table-cell table:style-name="ce6" table:formula="of:=TEXT(RIGHT([.E185];3);&quot;##&quot;)" office:value-type="string" office:string-value="39" calcext:value-type="string">
            <text:p>39</text:p>
          </table:table-cell>
          <table:table-cell table:style-name="ce8" table:formula="of:=HEX2BIN([.H185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D </text:p>
          </table:table-cell>
          <table:table-cell table:style-name="ce6" office:value-type="string" calcext:value-type="string">
            <text:p>0x1D </text:p>
          </table:table-cell>
          <table:table-cell table:formula="of:=IF([.E186]=[.F186];1;0)" office:value-type="float" office:value="0" calcext:value-type="float">
            <text:p>0</text:p>
          </table:table-cell>
          <table:table-cell table:style-name="ce6" table:formula="of:=TEXT(RIGHT([.E186];3);&quot;##&quot;)" office:value-type="string" office:string-value="3D " calcext:value-type="string">
            <text:p>3D </text:p>
          </table:table-cell>
          <table:table-cell table:formula="of:=HEX2BIN([.H186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9 </text:p>
          </table:table-cell>
          <table:table-cell table:style-name="ce6" office:value-type="string" calcext:value-type="string">
            <text:p>0x19 </text:p>
          </table:table-cell>
          <table:table-cell table:formula="of:=IF([.E187]=[.F187];1;0)" office:value-type="float" office:value="0" calcext:value-type="float">
            <text:p>0</text:p>
          </table:table-cell>
          <table:table-cell table:style-name="ce6" table:formula="of:=TEXT(RIGHT([.E187];3);&quot;##&quot;)" office:value-type="string" office:string-value="39" calcext:value-type="string">
            <text:p>39</text:p>
          </table:table-cell>
          <table:table-cell table:style-name="ce8" table:formula="of:=HEX2BIN([.H187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188]=[.F188];1;0)" office:value-type="float" office:value="1" calcext:value-type="float">
            <text:p>1</text:p>
          </table:table-cell>
          <table:table-cell table:style-name="ce6" table:formula="of:=TEXT(RIGHT([.E188];3);&quot;##&quot;)" office:value-type="string" office:string-value="3D " calcext:value-type="string">
            <text:p>3D </text:p>
          </table:table-cell>
          <table:table-cell table:formula="of:=HEX2BIN([.H188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189]=[.F189];1;0)" office:value-type="float" office:value="1" calcext:value-type="float">
            <text:p>1</text:p>
          </table:table-cell>
          <table:table-cell table:style-name="ce6" table:formula="of:=TEXT(RIGHT([.E189];3);&quot;##&quot;)" office:value-type="string" office:string-value="39" calcext:value-type="string">
            <text:p>39</text:p>
          </table:table-cell>
          <table:table-cell table:style-name="ce8" table:formula="of:=HEX2BIN([.H189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7D </text:p>
          </table:table-cell>
          <table:table-cell table:style-name="ce6" office:value-type="string" calcext:value-type="string">
            <text:p>0x1D </text:p>
          </table:table-cell>
          <table:table-cell table:formula="of:=IF([.E190]=[.F190];1;0)" office:value-type="float" office:value="0" calcext:value-type="float">
            <text:p>0</text:p>
          </table:table-cell>
          <table:table-cell table:style-name="ce6" table:formula="of:=TEXT(RIGHT([.E190];3);&quot;##&quot;)" office:value-type="string" office:string-value="7D " calcext:value-type="string">
            <text:p>7D </text:p>
          </table:table-cell>
          <table:table-cell table:formula="of:=HEX2BIN([.H190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79 </text:p>
          </table:table-cell>
          <table:table-cell table:style-name="ce6" office:value-type="string" calcext:value-type="string">
            <text:p>0x19 </text:p>
          </table:table-cell>
          <table:table-cell table:formula="of:=IF([.E191]=[.F191];1;0)" office:value-type="float" office:value="0" calcext:value-type="float">
            <text:p>0</text:p>
          </table:table-cell>
          <table:table-cell table:style-name="ce6" table:formula="of:=TEXT(RIGHT([.E191];3);&quot;##&quot;)" office:value-type="string" office:string-value="79" calcext:value-type="string">
            <text:p>79</text:p>
          </table:table-cell>
          <table:table-cell table:style-name="ce8" table:formula="of:=HEX2BIN([.H191];8)" office:value-type="string" office:string-value="01111001" calcext:value-type="string">
            <text:p>01111001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3D </text:p>
          </table:table-cell>
          <table:table-cell table:formula="of:=IF([.E192]=[.F192];1;0)" office:value-type="float" office:value="0" calcext:value-type="float">
            <text:p>0</text:p>
          </table:table-cell>
          <table:table-cell table:style-name="ce6" table:formula="of:=TEXT(RIGHT([.E192];3);&quot;##&quot;)" office:value-type="string" office:string-value="2D " calcext:value-type="string">
            <text:p>2D </text:p>
          </table:table-cell>
          <table:table-cell table:formula="of:=HEX2BIN([.H192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39 </text:p>
          </table:table-cell>
          <table:table-cell table:formula="of:=IF([.E193]=[.F193];1;0)" office:value-type="float" office:value="0" calcext:value-type="float">
            <text:p>0</text:p>
          </table:table-cell>
          <table:table-cell table:style-name="ce6" table:formula="of:=TEXT(RIGHT([.E193];3);&quot;##&quot;)" office:value-type="string" office:string-value="29" calcext:value-type="string">
            <text:p>29</text:p>
          </table:table-cell>
          <table:table-cell table:style-name="ce8" table:formula="of:=HEX2BIN([.H193];8)" office:value-type="string" office:string-value="00101001" calcext:value-type="string">
            <text:p>00101001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D </text:p>
          </table:table-cell>
          <table:table-cell table:style-name="ce6" office:value-type="string" calcext:value-type="string">
            <text:p>0x5D </text:p>
          </table:table-cell>
          <table:table-cell table:formula="of:=IF([.E194]=[.F194];1;0)" office:value-type="float" office:value="0" calcext:value-type="float">
            <text:p>0</text:p>
          </table:table-cell>
          <table:table-cell table:style-name="ce6" table:formula="of:=TEXT(RIGHT([.E194];3);&quot;##&quot;)" office:value-type="string" office:string-value="0D " calcext:value-type="string">
            <text:p>0D </text:p>
          </table:table-cell>
          <table:table-cell table:formula="of:=HEX2BIN([.H194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09 </text:p>
          </table:table-cell>
          <table:table-cell table:style-name="ce6" office:value-type="string" calcext:value-type="string">
            <text:p>0x59 </text:p>
          </table:table-cell>
          <table:table-cell table:formula="of:=IF([.E195]=[.F195];1;0)" office:value-type="float" office:value="0" calcext:value-type="float">
            <text:p>0</text:p>
          </table:table-cell>
          <table:table-cell table:style-name="ce6" table:formula="of:=TEXT(RIGHT([.E195];3);&quot;##&quot;)" office:value-type="string" office:string-value="9" calcext:value-type="string">
            <text:p>9</text:p>
          </table:table-cell>
          <table:table-cell table:style-name="ce8" table:formula="of:=HEX2BIN([.H195];8)" office:value-type="string" office:string-value="00001001" calcext:value-type="string">
            <text:p>00001001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C </text:p>
          </table:table-cell>
          <table:table-cell table:formula="of:=IF([.E196]=[.F196];1;0)" office:value-type="float" office:value="1" calcext:value-type="float">
            <text:p>1</text:p>
          </table:table-cell>
          <table:table-cell table:style-name="ce6" table:formula="of:=TEXT(RIGHT([.E196];3);&quot;##&quot;)" office:value-type="string" office:string-value="CC " calcext:value-type="string">
            <text:p>CC </text:p>
          </table:table-cell>
          <table:table-cell table:formula="of:=HEX2BIN([.H196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C8 </text:p>
          </table:table-cell>
          <table:table-cell table:formula="of:=IF([.E197]=[.F197];1;0)" office:value-type="float" office:value="1" calcext:value-type="float">
            <text:p>1</text:p>
          </table:table-cell>
          <table:table-cell table:style-name="ce6" table:formula="of:=TEXT(RIGHT([.E197];3);&quot;##&quot;)" office:value-type="string" office:string-value="C8 " calcext:value-type="string">
            <text:p>C8 </text:p>
          </table:table-cell>
          <table:table-cell table:formula="of:=HEX2BIN([.H197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C </text:p>
          </table:table-cell>
          <table:table-cell table:formula="of:=IF([.E198]=[.F198];1;0)" office:value-type="float" office:value="1" calcext:value-type="float">
            <text:p>1</text:p>
          </table:table-cell>
          <table:table-cell table:style-name="ce6" table:formula="of:=TEXT(RIGHT([.E198];3);&quot;##&quot;)" office:value-type="string" office:string-value="4C " calcext:value-type="string">
            <text:p>4C </text:p>
          </table:table-cell>
          <table:table-cell table:formula="of:=HEX2BIN([.H198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48 </text:p>
          </table:table-cell>
          <table:table-cell table:formula="of:=IF([.E199]=[.F199];1;0)" office:value-type="float" office:value="1" calcext:value-type="float">
            <text:p>1</text:p>
          </table:table-cell>
          <table:table-cell table:style-name="ce6" table:formula="of:=TEXT(RIGHT([.E199];3);&quot;##&quot;)" office:value-type="string" office:string-value="48" calcext:value-type="string">
            <text:p>48</text:p>
          </table:table-cell>
          <table:table-cell table:style-name="ce8" table:formula="of:=HEX2BIN([.H199];8)" office:value-type="string" office:string-value="01001000" calcext:value-type="string">
            <text:p>01001000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D </text:p>
          </table:table-cell>
          <table:table-cell table:formula="of:=IF([.E200]=[.F200];1;0)" office:value-type="float" office:value="1" calcext:value-type="float">
            <text:p>1</text:p>
          </table:table-cell>
          <table:table-cell table:style-name="ce6" table:formula="of:=TEXT(RIGHT([.E200];3);&quot;##&quot;)" office:value-type="string" office:string-value="3D " calcext:value-type="string">
            <text:p>3D </text:p>
          </table:table-cell>
          <table:table-cell table:formula="of:=HEX2BIN([.H200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number-columns-repeated="2" table:style-name="ce6" office:value-type="string" calcext:value-type="string">
            <text:p>0x39 </text:p>
          </table:table-cell>
          <table:table-cell table:formula="of:=IF([.E201]=[.F201];1;0)" office:value-type="float" office:value="1" calcext:value-type="float">
            <text:p>1</text:p>
          </table:table-cell>
          <table:table-cell table:style-name="ce6" table:formula="of:=TEXT(RIGHT([.E201];3);&quot;##&quot;)" office:value-type="string" office:string-value="39" calcext:value-type="string">
            <text:p>39</text:p>
          </table:table-cell>
          <table:table-cell table:style-name="ce8" table:formula="of:=HEX2BIN([.H201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D </text:p>
          </table:table-cell>
          <table:table-cell table:style-name="ce6" office:value-type="string" calcext:value-type="string">
            <text:p>0x1D </text:p>
          </table:table-cell>
          <table:table-cell table:formula="of:=IF([.E202]=[.F202];1;0)" office:value-type="float" office:value="0" calcext:value-type="float">
            <text:p>0</text:p>
          </table:table-cell>
          <table:table-cell table:style-name="ce6" table:formula="of:=TEXT(RIGHT([.E202];3);&quot;##&quot;)" office:value-type="string" office:string-value="3D " calcext:value-type="string">
            <text:p>3D </text:p>
          </table:table-cell>
          <table:table-cell table:formula="of:=HEX2BIN([.H202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/>
          <table:table-cell table:style-name="ce3"/>
          <table:table-cell table:style-name="ce5"/>
          <table:table-cell/>
          <table:table-cell table:style-name="ce6" office:value-type="string" calcext:value-type="string">
            <text:p>0x39 </text:p>
          </table:table-cell>
          <table:table-cell table:style-name="ce6" office:value-type="string" calcext:value-type="string">
            <text:p>0x19 </text:p>
          </table:table-cell>
          <table:table-cell table:formula="of:=IF([.E203]=[.F203];1;0)" office:value-type="float" office:value="0" calcext:value-type="float">
            <text:p>0</text:p>
          </table:table-cell>
          <table:table-cell table:style-name="ce6" table:formula="of:=TEXT(RIGHT([.E203];3);&quot;##&quot;)" office:value-type="string" office:string-value="39" calcext:value-type="string">
            <text:p>39</text:p>
          </table:table-cell>
          <table:table-cell table:style-name="ce8" table:formula="of:=HEX2BIN([.H203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D </text:p>
          </table:table-cell>
          <table:table-cell table:formula="of:=IF([.E204]=[.F204];1;0)" office:value-type="float" office:value="1" calcext:value-type="float">
            <text:p>1</text:p>
          </table:table-cell>
          <table:table-cell table:style-name="ce6" table:formula="of:=TEXT(RIGHT([.E204];3);&quot;##&quot;)" office:value-type="string" office:string-value="3D " calcext:value-type="string">
            <text:p>3D </text:p>
          </table:table-cell>
          <table:table-cell table:formula="of:=HEX2BIN([.H204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9 </text:p>
          </table:table-cell>
          <table:table-cell table:formula="of:=IF([.E205]=[.F205];1;0)" office:value-type="float" office:value="1" calcext:value-type="float">
            <text:p>1</text:p>
          </table:table-cell>
          <table:table-cell table:style-name="ce6" table:formula="of:=TEXT(RIGHT([.E205];3);&quot;##&quot;)" office:value-type="string" office:string-value="39" calcext:value-type="string">
            <text:p>39</text:p>
          </table:table-cell>
          <table:table-cell table:style-name="ce8" table:formula="of:=HEX2BIN([.H205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8D </text:p>
          </table:table-cell>
          <table:table-cell table:style-name="ce6" office:value-type="string" calcext:value-type="string">
            <text:p>0x1D </text:p>
          </table:table-cell>
          <table:table-cell table:formula="of:=IF([.E206]=[.F206];1;0)" office:value-type="float" office:value="0" calcext:value-type="float">
            <text:p>0</text:p>
          </table:table-cell>
          <table:table-cell table:style-name="ce6" table:formula="of:=TEXT(RIGHT([.E206];3);&quot;##&quot;)" office:value-type="string" office:string-value="8D " calcext:value-type="string">
            <text:p>8D </text:p>
          </table:table-cell>
          <table:table-cell table:formula="of:=HEX2BIN([.H206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89 </text:p>
          </table:table-cell>
          <table:table-cell table:style-name="ce6" office:value-type="string" calcext:value-type="string">
            <text:p>0x19 </text:p>
          </table:table-cell>
          <table:table-cell table:formula="of:=IF([.E207]=[.F207];1;0)" office:value-type="float" office:value="0" calcext:value-type="float">
            <text:p>0</text:p>
          </table:table-cell>
          <table:table-cell table:style-name="ce6" table:formula="of:=TEXT(RIGHT([.E207];3);&quot;##&quot;)" office:value-type="string" office:string-value="89" calcext:value-type="string">
            <text:p>89</text:p>
          </table:table-cell>
          <table:table-cell table:style-name="ce8" table:formula="of:=HEX2BIN([.H207];8)" office:value-type="string" office:string-value="10001001" calcext:value-type="string">
            <text:p>100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3D </text:p>
          </table:table-cell>
          <table:table-cell table:formula="of:=IF([.E208]=[.F208];1;0)" office:value-type="float" office:value="0" calcext:value-type="float">
            <text:p>0</text:p>
          </table:table-cell>
          <table:table-cell table:style-name="ce6" table:formula="of:=TEXT(RIGHT([.E208];3);&quot;##&quot;)" office:value-type="string" office:string-value="2D " calcext:value-type="string">
            <text:p>2D </text:p>
          </table:table-cell>
          <table:table-cell table:formula="of:=HEX2BIN([.H208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39 </text:p>
          </table:table-cell>
          <table:table-cell table:formula="of:=IF([.E209]=[.F209];1;0)" office:value-type="float" office:value="0" calcext:value-type="float">
            <text:p>0</text:p>
          </table:table-cell>
          <table:table-cell table:style-name="ce6" table:formula="of:=TEXT(RIGHT([.E209];3);&quot;##&quot;)" office:value-type="string" office:string-value="29" calcext:value-type="string">
            <text:p>29</text:p>
          </table:table-cell>
          <table:table-cell table:style-name="ce8" table:formula="of:=HEX2BIN([.H209];8)" office:value-type="string" office:string-value="00101001" calcext:value-type="string">
            <text:p>001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0D </text:p>
          </table:table-cell>
          <table:table-cell table:style-name="ce6" office:value-type="string" calcext:value-type="string">
            <text:p>0x6D </text:p>
          </table:table-cell>
          <table:table-cell table:formula="of:=IF([.E210]=[.F210];1;0)" office:value-type="float" office:value="0" calcext:value-type="float">
            <text:p>0</text:p>
          </table:table-cell>
          <table:table-cell table:style-name="ce6" table:formula="of:=TEXT(RIGHT([.E210];3);&quot;##&quot;)" office:value-type="string" office:string-value="0D " calcext:value-type="string">
            <text:p>0D </text:p>
          </table:table-cell>
          <table:table-cell table:formula="of:=HEX2BIN([.H210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09 </text:p>
          </table:table-cell>
          <table:table-cell table:style-name="ce6" office:value-type="string" calcext:value-type="string">
            <text:p>0x69 </text:p>
          </table:table-cell>
          <table:table-cell table:formula="of:=IF([.E211]=[.F211];1;0)" office:value-type="float" office:value="0" calcext:value-type="float">
            <text:p>0</text:p>
          </table:table-cell>
          <table:table-cell table:style-name="ce6" table:formula="of:=TEXT(RIGHT([.E211];3);&quot;##&quot;)" office:value-type="string" office:string-value="9" calcext:value-type="string">
            <text:p>9</text:p>
          </table:table-cell>
          <table:table-cell table:style-name="ce8" table:formula="of:=HEX2BIN([.H211];8)" office:value-type="string" office:string-value="00001001" calcext:value-type="string">
            <text:p>000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CC </text:p>
          </table:table-cell>
          <table:table-cell table:formula="of:=IF([.E212]=[.F212];1;0)" office:value-type="float" office:value="1" calcext:value-type="float">
            <text:p>1</text:p>
          </table:table-cell>
          <table:table-cell table:style-name="ce6" table:formula="of:=TEXT(RIGHT([.E212];3);&quot;##&quot;)" office:value-type="string" office:string-value="CC " calcext:value-type="string">
            <text:p>CC </text:p>
          </table:table-cell>
          <table:table-cell table:formula="of:=HEX2BIN([.H212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C8 </text:p>
          </table:table-cell>
          <table:table-cell table:formula="of:=IF([.E213]=[.F213];1;0)" office:value-type="float" office:value="1" calcext:value-type="float">
            <text:p>1</text:p>
          </table:table-cell>
          <table:table-cell table:style-name="ce6" table:formula="of:=TEXT(RIGHT([.E213];3);&quot;##&quot;)" office:value-type="string" office:string-value="C8 " calcext:value-type="string">
            <text:p>C8 </text:p>
          </table:table-cell>
          <table:table-cell table:formula="of:=HEX2BIN([.H213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4C </text:p>
          </table:table-cell>
          <table:table-cell table:formula="of:=IF([.E214]=[.F214];1;0)" office:value-type="float" office:value="1" calcext:value-type="float">
            <text:p>1</text:p>
          </table:table-cell>
          <table:table-cell table:style-name="ce6" table:formula="of:=TEXT(RIGHT([.E214];3);&quot;##&quot;)" office:value-type="string" office:string-value="4C " calcext:value-type="string">
            <text:p>4C </text:p>
          </table:table-cell>
          <table:table-cell table:formula="of:=HEX2BIN([.H214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48 </text:p>
          </table:table-cell>
          <table:table-cell table:formula="of:=IF([.E215]=[.F215];1;0)" office:value-type="float" office:value="1" calcext:value-type="float">
            <text:p>1</text:p>
          </table:table-cell>
          <table:table-cell table:style-name="ce6" table:formula="of:=TEXT(RIGHT([.E215];3);&quot;##&quot;)" office:value-type="string" office:string-value="48" calcext:value-type="string">
            <text:p>48</text:p>
          </table:table-cell>
          <table:table-cell table:style-name="ce8" table:formula="of:=HEX2BIN([.H215];8)" office:value-type="string" office:string-value="01001000" calcext:value-type="string">
            <text:p>01001000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D </text:p>
          </table:table-cell>
          <table:table-cell table:formula="of:=IF([.E216]=[.F216];1;0)" office:value-type="float" office:value="1" calcext:value-type="float">
            <text:p>1</text:p>
          </table:table-cell>
          <table:table-cell table:style-name="ce6" table:formula="of:=TEXT(RIGHT([.E216];3);&quot;##&quot;)" office:value-type="string" office:string-value="3D " calcext:value-type="string">
            <text:p>3D </text:p>
          </table:table-cell>
          <table:table-cell table:formula="of:=HEX2BIN([.H216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9 </text:p>
          </table:table-cell>
          <table:table-cell table:formula="of:=IF([.E217]=[.F217];1;0)" office:value-type="float" office:value="1" calcext:value-type="float">
            <text:p>1</text:p>
          </table:table-cell>
          <table:table-cell table:style-name="ce6" table:formula="of:=TEXT(RIGHT([.E217];3);&quot;##&quot;)" office:value-type="string" office:string-value="39" calcext:value-type="string">
            <text:p>39</text:p>
          </table:table-cell>
          <table:table-cell table:style-name="ce8" table:formula="of:=HEX2BIN([.H217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3D </text:p>
          </table:table-cell>
          <table:table-cell table:style-name="ce6" office:value-type="string" calcext:value-type="string">
            <text:p>0x1D </text:p>
          </table:table-cell>
          <table:table-cell table:formula="of:=IF([.E218]=[.F218];1;0)" office:value-type="float" office:value="0" calcext:value-type="float">
            <text:p>0</text:p>
          </table:table-cell>
          <table:table-cell table:style-name="ce6" table:formula="of:=TEXT(RIGHT([.E218];3);&quot;##&quot;)" office:value-type="string" office:string-value="3D " calcext:value-type="string">
            <text:p>3D </text:p>
          </table:table-cell>
          <table:table-cell table:formula="of:=HEX2BIN([.H218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39 </text:p>
          </table:table-cell>
          <table:table-cell table:style-name="ce6" office:value-type="string" calcext:value-type="string">
            <text:p>0x19 </text:p>
          </table:table-cell>
          <table:table-cell table:formula="of:=IF([.E219]=[.F219];1;0)" office:value-type="float" office:value="0" calcext:value-type="float">
            <text:p>0</text:p>
          </table:table-cell>
          <table:table-cell table:style-name="ce6" table:formula="of:=TEXT(RIGHT([.E219];3);&quot;##&quot;)" office:value-type="string" office:string-value="39" calcext:value-type="string">
            <text:p>39</text:p>
          </table:table-cell>
          <table:table-cell table:style-name="ce8" table:formula="of:=HEX2BIN([.H219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D </text:p>
          </table:table-cell>
          <table:table-cell table:formula="of:=IF([.E220]=[.F220];1;0)" office:value-type="float" office:value="1" calcext:value-type="float">
            <text:p>1</text:p>
          </table:table-cell>
          <table:table-cell table:style-name="ce6" table:formula="of:=TEXT(RIGHT([.E220];3);&quot;##&quot;)" office:value-type="string" office:string-value="3D " calcext:value-type="string">
            <text:p>3D </text:p>
          </table:table-cell>
          <table:table-cell table:formula="of:=HEX2BIN([.H220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9 </text:p>
          </table:table-cell>
          <table:table-cell table:formula="of:=IF([.E221]=[.F221];1;0)" office:value-type="float" office:value="1" calcext:value-type="float">
            <text:p>1</text:p>
          </table:table-cell>
          <table:table-cell table:style-name="ce6" table:formula="of:=TEXT(RIGHT([.E221];3);&quot;##&quot;)" office:value-type="string" office:string-value="39" calcext:value-type="string">
            <text:p>39</text:p>
          </table:table-cell>
          <table:table-cell table:style-name="ce8" table:formula="of:=HEX2BIN([.H221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9D </text:p>
          </table:table-cell>
          <table:table-cell table:style-name="ce6" office:value-type="string" calcext:value-type="string">
            <text:p>0x1D </text:p>
          </table:table-cell>
          <table:table-cell table:formula="of:=IF([.E222]=[.F222];1;0)" office:value-type="float" office:value="0" calcext:value-type="float">
            <text:p>0</text:p>
          </table:table-cell>
          <table:table-cell table:style-name="ce6" table:formula="of:=TEXT(RIGHT([.E222];3);&quot;##&quot;)" office:value-type="string" office:string-value="9D " calcext:value-type="string">
            <text:p>9D </text:p>
          </table:table-cell>
          <table:table-cell table:formula="of:=HEX2BIN([.H222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99 </text:p>
          </table:table-cell>
          <table:table-cell table:style-name="ce6" office:value-type="string" calcext:value-type="string">
            <text:p>0x19 </text:p>
          </table:table-cell>
          <table:table-cell table:formula="of:=IF([.E223]=[.F223];1;0)" office:value-type="float" office:value="0" calcext:value-type="float">
            <text:p>0</text:p>
          </table:table-cell>
          <table:table-cell table:style-name="ce6" table:formula="of:=TEXT(RIGHT([.E223];3);&quot;##&quot;)" office:value-type="string" office:string-value="99" calcext:value-type="string">
            <text:p>99</text:p>
          </table:table-cell>
          <table:table-cell table:style-name="ce8" table:formula="of:=HEX2BIN([.H223];8)" office:value-type="string" office:string-value="10011001" calcext:value-type="string">
            <text:p>1001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3D </text:p>
          </table:table-cell>
          <table:table-cell table:formula="of:=IF([.E224]=[.F224];1;0)" office:value-type="float" office:value="0" calcext:value-type="float">
            <text:p>0</text:p>
          </table:table-cell>
          <table:table-cell table:style-name="ce6" table:formula="of:=TEXT(RIGHT([.E224];3);&quot;##&quot;)" office:value-type="string" office:string-value="2D " calcext:value-type="string">
            <text:p>2D </text:p>
          </table:table-cell>
          <table:table-cell table:formula="of:=HEX2BIN([.H224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39 </text:p>
          </table:table-cell>
          <table:table-cell table:formula="of:=IF([.E225]=[.F225];1;0)" office:value-type="float" office:value="0" calcext:value-type="float">
            <text:p>0</text:p>
          </table:table-cell>
          <table:table-cell table:style-name="ce6" table:formula="of:=TEXT(RIGHT([.E225];3);&quot;##&quot;)" office:value-type="string" office:string-value="29" calcext:value-type="string">
            <text:p>29</text:p>
          </table:table-cell>
          <table:table-cell table:style-name="ce8" table:formula="of:=HEX2BIN([.H225];8)" office:value-type="string" office:string-value="00101001" calcext:value-type="string">
            <text:p>001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0D </text:p>
          </table:table-cell>
          <table:table-cell table:style-name="ce6" office:value-type="string" calcext:value-type="string">
            <text:p>0x7D </text:p>
          </table:table-cell>
          <table:table-cell table:formula="of:=IF([.E226]=[.F226];1;0)" office:value-type="float" office:value="0" calcext:value-type="float">
            <text:p>0</text:p>
          </table:table-cell>
          <table:table-cell table:style-name="ce6" table:formula="of:=TEXT(RIGHT([.E226];3);&quot;##&quot;)" office:value-type="string" office:string-value="0D " calcext:value-type="string">
            <text:p>0D </text:p>
          </table:table-cell>
          <table:table-cell table:formula="of:=HEX2BIN([.H226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09 </text:p>
          </table:table-cell>
          <table:table-cell table:style-name="ce6" office:value-type="string" calcext:value-type="string">
            <text:p>0x79 </text:p>
          </table:table-cell>
          <table:table-cell table:formula="of:=IF([.E227]=[.F227];1;0)" office:value-type="float" office:value="0" calcext:value-type="float">
            <text:p>0</text:p>
          </table:table-cell>
          <table:table-cell table:style-name="ce6" table:formula="of:=TEXT(RIGHT([.E227];3);&quot;##&quot;)" office:value-type="string" office:string-value="9" calcext:value-type="string">
            <text:p>9</text:p>
          </table:table-cell>
          <table:table-cell table:style-name="ce8" table:formula="of:=HEX2BIN([.H227];8)" office:value-type="string" office:string-value="00001001" calcext:value-type="string">
            <text:p>000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CC </text:p>
          </table:table-cell>
          <table:table-cell table:formula="of:=IF([.E228]=[.F228];1;0)" office:value-type="float" office:value="1" calcext:value-type="float">
            <text:p>1</text:p>
          </table:table-cell>
          <table:table-cell table:style-name="ce6" table:formula="of:=TEXT(RIGHT([.E228];3);&quot;##&quot;)" office:value-type="string" office:string-value="CC " calcext:value-type="string">
            <text:p>CC </text:p>
          </table:table-cell>
          <table:table-cell table:formula="of:=HEX2BIN([.H228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C8 </text:p>
          </table:table-cell>
          <table:table-cell table:formula="of:=IF([.E229]=[.F229];1;0)" office:value-type="float" office:value="1" calcext:value-type="float">
            <text:p>1</text:p>
          </table:table-cell>
          <table:table-cell table:style-name="ce6" table:formula="of:=TEXT(RIGHT([.E229];3);&quot;##&quot;)" office:value-type="string" office:string-value="C8 " calcext:value-type="string">
            <text:p>C8 </text:p>
          </table:table-cell>
          <table:table-cell table:formula="of:=HEX2BIN([.H229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4C </text:p>
          </table:table-cell>
          <table:table-cell table:formula="of:=IF([.E230]=[.F230];1;0)" office:value-type="float" office:value="1" calcext:value-type="float">
            <text:p>1</text:p>
          </table:table-cell>
          <table:table-cell table:style-name="ce6" table:formula="of:=TEXT(RIGHT([.E230];3);&quot;##&quot;)" office:value-type="string" office:string-value="4C " calcext:value-type="string">
            <text:p>4C </text:p>
          </table:table-cell>
          <table:table-cell table:formula="of:=HEX2BIN([.H230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48 </text:p>
          </table:table-cell>
          <table:table-cell table:formula="of:=IF([.E231]=[.F231];1;0)" office:value-type="float" office:value="1" calcext:value-type="float">
            <text:p>1</text:p>
          </table:table-cell>
          <table:table-cell table:style-name="ce6" table:formula="of:=TEXT(RIGHT([.E231];3);&quot;##&quot;)" office:value-type="string" office:string-value="48" calcext:value-type="string">
            <text:p>48</text:p>
          </table:table-cell>
          <table:table-cell table:style-name="ce8" table:formula="of:=HEX2BIN([.H231];8)" office:value-type="string" office:string-value="01001000" calcext:value-type="string">
            <text:p>01001000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D </text:p>
          </table:table-cell>
          <table:table-cell table:formula="of:=IF([.E232]=[.F232];1;0)" office:value-type="float" office:value="1" calcext:value-type="float">
            <text:p>1</text:p>
          </table:table-cell>
          <table:table-cell table:style-name="ce6" table:formula="of:=TEXT(RIGHT([.E232];3);&quot;##&quot;)" office:value-type="string" office:string-value="3D " calcext:value-type="string">
            <text:p>3D </text:p>
          </table:table-cell>
          <table:table-cell table:formula="of:=HEX2BIN([.H232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9 </text:p>
          </table:table-cell>
          <table:table-cell table:formula="of:=IF([.E233]=[.F233];1;0)" office:value-type="float" office:value="1" calcext:value-type="float">
            <text:p>1</text:p>
          </table:table-cell>
          <table:table-cell table:style-name="ce6" table:formula="of:=TEXT(RIGHT([.E233];3);&quot;##&quot;)" office:value-type="string" office:string-value="39" calcext:value-type="string">
            <text:p>39</text:p>
          </table:table-cell>
          <table:table-cell table:style-name="ce8" table:formula="of:=HEX2BIN([.H233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4D </text:p>
          </table:table-cell>
          <table:table-cell table:style-name="ce6" office:value-type="string" calcext:value-type="string">
            <text:p>0x1D </text:p>
          </table:table-cell>
          <table:table-cell table:formula="of:=IF([.E234]=[.F234];1;0)" office:value-type="float" office:value="0" calcext:value-type="float">
            <text:p>0</text:p>
          </table:table-cell>
          <table:table-cell table:style-name="ce6" table:formula="of:=TEXT(RIGHT([.E234];3);&quot;##&quot;)" office:value-type="string" office:string-value="4D " calcext:value-type="string">
            <text:p>4D </text:p>
          </table:table-cell>
          <table:table-cell table:formula="of:=HEX2BIN([.H234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49 </text:p>
          </table:table-cell>
          <table:table-cell table:style-name="ce6" office:value-type="string" calcext:value-type="string">
            <text:p>0x19 </text:p>
          </table:table-cell>
          <table:table-cell table:formula="of:=IF([.E235]=[.F235];1;0)" office:value-type="float" office:value="0" calcext:value-type="float">
            <text:p>0</text:p>
          </table:table-cell>
          <table:table-cell table:style-name="ce6" table:formula="of:=TEXT(RIGHT([.E235];3);&quot;##&quot;)" office:value-type="string" office:string-value="49" calcext:value-type="string">
            <text:p>49</text:p>
          </table:table-cell>
          <table:table-cell table:style-name="ce8" table:formula="of:=HEX2BIN([.H235];8)" office:value-type="string" office:string-value="01001001" calcext:value-type="string">
            <text:p>010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D </text:p>
          </table:table-cell>
          <table:table-cell table:formula="of:=IF([.E236]=[.F236];1;0)" office:value-type="float" office:value="1" calcext:value-type="float">
            <text:p>1</text:p>
          </table:table-cell>
          <table:table-cell table:style-name="ce6" table:formula="of:=TEXT(RIGHT([.E236];3);&quot;##&quot;)" office:value-type="string" office:string-value="3D " calcext:value-type="string">
            <text:p>3D </text:p>
          </table:table-cell>
          <table:table-cell table:formula="of:=HEX2BIN([.H236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9 </text:p>
          </table:table-cell>
          <table:table-cell table:formula="of:=IF([.E237]=[.F237];1;0)" office:value-type="float" office:value="1" calcext:value-type="float">
            <text:p>1</text:p>
          </table:table-cell>
          <table:table-cell table:style-name="ce6" table:formula="of:=TEXT(RIGHT([.E237];3);&quot;##&quot;)" office:value-type="string" office:string-value="39" calcext:value-type="string">
            <text:p>39</text:p>
          </table:table-cell>
          <table:table-cell table:style-name="ce8" table:formula="of:=HEX2BIN([.H237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0D </text:p>
          </table:table-cell>
          <table:table-cell table:style-name="ce6" office:value-type="string" calcext:value-type="string">
            <text:p>0x1D </text:p>
          </table:table-cell>
          <table:table-cell table:formula="of:=IF([.E238]=[.F238];1;0)" office:value-type="float" office:value="0" calcext:value-type="float">
            <text:p>0</text:p>
          </table:table-cell>
          <table:table-cell table:style-name="ce6" table:formula="of:=TEXT(RIGHT([.E238];3);&quot;##&quot;)" office:value-type="string" office:string-value="0D " calcext:value-type="string">
            <text:p>0D </text:p>
          </table:table-cell>
          <table:table-cell table:formula="of:=HEX2BIN([.H238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09 </text:p>
          </table:table-cell>
          <table:table-cell table:style-name="ce6" office:value-type="string" calcext:value-type="string">
            <text:p>0x19 </text:p>
          </table:table-cell>
          <table:table-cell table:formula="of:=IF([.E239]=[.F239];1;0)" office:value-type="float" office:value="0" calcext:value-type="float">
            <text:p>0</text:p>
          </table:table-cell>
          <table:table-cell table:style-name="ce6" table:formula="of:=TEXT(RIGHT([.E239];3);&quot;##&quot;)" office:value-type="string" office:string-value="9" calcext:value-type="string">
            <text:p>9</text:p>
          </table:table-cell>
          <table:table-cell table:style-name="ce8" table:formula="of:=HEX2BIN([.H239];8)" office:value-type="string" office:string-value="00001001" calcext:value-type="string">
            <text:p>000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3D </text:p>
          </table:table-cell>
          <table:table-cell table:formula="of:=IF([.E240]=[.F240];1;0)" office:value-type="float" office:value="0" calcext:value-type="float">
            <text:p>0</text:p>
          </table:table-cell>
          <table:table-cell table:style-name="ce6" table:formula="of:=TEXT(RIGHT([.E240];3);&quot;##&quot;)" office:value-type="string" office:string-value="2D " calcext:value-type="string">
            <text:p>2D </text:p>
          </table:table-cell>
          <table:table-cell table:formula="of:=HEX2BIN([.H240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39 </text:p>
          </table:table-cell>
          <table:table-cell table:formula="of:=IF([.E241]=[.F241];1;0)" office:value-type="float" office:value="0" calcext:value-type="float">
            <text:p>0</text:p>
          </table:table-cell>
          <table:table-cell table:style-name="ce6" table:formula="of:=TEXT(RIGHT([.E241];3);&quot;##&quot;)" office:value-type="string" office:string-value="29" calcext:value-type="string">
            <text:p>29</text:p>
          </table:table-cell>
          <table:table-cell table:style-name="ce8" table:formula="of:=HEX2BIN([.H241];8)" office:value-type="string" office:string-value="00101001" calcext:value-type="string">
            <text:p>001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0D </text:p>
          </table:table-cell>
          <table:table-cell table:style-name="ce6" office:value-type="string" calcext:value-type="string">
            <text:p>0x8D </text:p>
          </table:table-cell>
          <table:table-cell table:formula="of:=IF([.E242]=[.F242];1;0)" office:value-type="float" office:value="0" calcext:value-type="float">
            <text:p>0</text:p>
          </table:table-cell>
          <table:table-cell table:style-name="ce6" table:formula="of:=TEXT(RIGHT([.E242];3);&quot;##&quot;)" office:value-type="string" office:string-value="0D " calcext:value-type="string">
            <text:p>0D </text:p>
          </table:table-cell>
          <table:table-cell table:formula="of:=HEX2BIN([.H242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09 </text:p>
          </table:table-cell>
          <table:table-cell table:style-name="ce6" office:value-type="string" calcext:value-type="string">
            <text:p>0x89 </text:p>
          </table:table-cell>
          <table:table-cell table:formula="of:=IF([.E243]=[.F243];1;0)" office:value-type="float" office:value="0" calcext:value-type="float">
            <text:p>0</text:p>
          </table:table-cell>
          <table:table-cell table:style-name="ce6" table:formula="of:=TEXT(RIGHT([.E243];3);&quot;##&quot;)" office:value-type="string" office:string-value="9" calcext:value-type="string">
            <text:p>9</text:p>
          </table:table-cell>
          <table:table-cell table:style-name="ce8" table:formula="of:=HEX2BIN([.H243];8)" office:value-type="string" office:string-value="00001001" calcext:value-type="string">
            <text:p>000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CC </text:p>
          </table:table-cell>
          <table:table-cell table:formula="of:=IF([.E244]=[.F244];1;0)" office:value-type="float" office:value="1" calcext:value-type="float">
            <text:p>1</text:p>
          </table:table-cell>
          <table:table-cell table:style-name="ce6" table:formula="of:=TEXT(RIGHT([.E244];3);&quot;##&quot;)" office:value-type="string" office:string-value="CC " calcext:value-type="string">
            <text:p>CC </text:p>
          </table:table-cell>
          <table:table-cell table:formula="of:=HEX2BIN([.H244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C8 </text:p>
          </table:table-cell>
          <table:table-cell table:formula="of:=IF([.E245]=[.F245];1;0)" office:value-type="float" office:value="1" calcext:value-type="float">
            <text:p>1</text:p>
          </table:table-cell>
          <table:table-cell table:style-name="ce6" table:formula="of:=TEXT(RIGHT([.E245];3);&quot;##&quot;)" office:value-type="string" office:string-value="C8 " calcext:value-type="string">
            <text:p>C8 </text:p>
          </table:table-cell>
          <table:table-cell table:formula="of:=HEX2BIN([.H245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4C </text:p>
          </table:table-cell>
          <table:table-cell table:formula="of:=IF([.E246]=[.F246];1;0)" office:value-type="float" office:value="1" calcext:value-type="float">
            <text:p>1</text:p>
          </table:table-cell>
          <table:table-cell table:style-name="ce6" table:formula="of:=TEXT(RIGHT([.E246];3);&quot;##&quot;)" office:value-type="string" office:string-value="4C " calcext:value-type="string">
            <text:p>4C </text:p>
          </table:table-cell>
          <table:table-cell table:formula="of:=HEX2BIN([.H246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48 </text:p>
          </table:table-cell>
          <table:table-cell table:formula="of:=IF([.E247]=[.F247];1;0)" office:value-type="float" office:value="1" calcext:value-type="float">
            <text:p>1</text:p>
          </table:table-cell>
          <table:table-cell table:style-name="ce6" table:formula="of:=TEXT(RIGHT([.E247];3);&quot;##&quot;)" office:value-type="string" office:string-value="48" calcext:value-type="string">
            <text:p>48</text:p>
          </table:table-cell>
          <table:table-cell table:style-name="ce8" table:formula="of:=HEX2BIN([.H247];8)" office:value-type="string" office:string-value="01001000" calcext:value-type="string">
            <text:p>01001000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D </text:p>
          </table:table-cell>
          <table:table-cell table:formula="of:=IF([.E248]=[.F248];1;0)" office:value-type="float" office:value="1" calcext:value-type="float">
            <text:p>1</text:p>
          </table:table-cell>
          <table:table-cell table:style-name="ce6" table:formula="of:=TEXT(RIGHT([.E248];3);&quot;##&quot;)" office:value-type="string" office:string-value="3D " calcext:value-type="string">
            <text:p>3D </text:p>
          </table:table-cell>
          <table:table-cell table:formula="of:=HEX2BIN([.H248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9 </text:p>
          </table:table-cell>
          <table:table-cell table:formula="of:=IF([.E249]=[.F249];1;0)" office:value-type="float" office:value="1" calcext:value-type="float">
            <text:p>1</text:p>
          </table:table-cell>
          <table:table-cell table:style-name="ce6" table:formula="of:=TEXT(RIGHT([.E249];3);&quot;##&quot;)" office:value-type="string" office:string-value="39" calcext:value-type="string">
            <text:p>39</text:p>
          </table:table-cell>
          <table:table-cell table:style-name="ce8" table:formula="of:=HEX2BIN([.H249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4D </text:p>
          </table:table-cell>
          <table:table-cell table:style-name="ce6" office:value-type="string" calcext:value-type="string">
            <text:p>0x1D </text:p>
          </table:table-cell>
          <table:table-cell table:formula="of:=IF([.E250]=[.F250];1;0)" office:value-type="float" office:value="0" calcext:value-type="float">
            <text:p>0</text:p>
          </table:table-cell>
          <table:table-cell table:style-name="ce6" table:formula="of:=TEXT(RIGHT([.E250];3);&quot;##&quot;)" office:value-type="string" office:string-value="4D " calcext:value-type="string">
            <text:p>4D </text:p>
          </table:table-cell>
          <table:table-cell table:formula="of:=HEX2BIN([.H250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49 </text:p>
          </table:table-cell>
          <table:table-cell table:style-name="ce6" office:value-type="string" calcext:value-type="string">
            <text:p>0x19 </text:p>
          </table:table-cell>
          <table:table-cell table:formula="of:=IF([.E251]=[.F251];1;0)" office:value-type="float" office:value="0" calcext:value-type="float">
            <text:p>0</text:p>
          </table:table-cell>
          <table:table-cell table:style-name="ce6" table:formula="of:=TEXT(RIGHT([.E251];3);&quot;##&quot;)" office:value-type="string" office:string-value="49" calcext:value-type="string">
            <text:p>49</text:p>
          </table:table-cell>
          <table:table-cell table:style-name="ce8" table:formula="of:=HEX2BIN([.H251];8)" office:value-type="string" office:string-value="01001001" calcext:value-type="string">
            <text:p>010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D </text:p>
          </table:table-cell>
          <table:table-cell table:formula="of:=IF([.E252]=[.F252];1;0)" office:value-type="float" office:value="1" calcext:value-type="float">
            <text:p>1</text:p>
          </table:table-cell>
          <table:table-cell table:style-name="ce6" table:formula="of:=TEXT(RIGHT([.E252];3);&quot;##&quot;)" office:value-type="string" office:string-value="3D " calcext:value-type="string">
            <text:p>3D </text:p>
          </table:table-cell>
          <table:table-cell table:formula="of:=HEX2BIN([.H252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9 </text:p>
          </table:table-cell>
          <table:table-cell table:formula="of:=IF([.E253]=[.F253];1;0)" office:value-type="float" office:value="1" calcext:value-type="float">
            <text:p>1</text:p>
          </table:table-cell>
          <table:table-cell table:style-name="ce6" table:formula="of:=TEXT(RIGHT([.E253];3);&quot;##&quot;)" office:value-type="string" office:string-value="39" calcext:value-type="string">
            <text:p>39</text:p>
          </table:table-cell>
          <table:table-cell table:style-name="ce8" table:formula="of:=HEX2BIN([.H253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1D </text:p>
          </table:table-cell>
          <table:table-cell table:formula="of:=IF([.E254]=[.F254];1;0)" office:value-type="float" office:value="1" calcext:value-type="float">
            <text:p>1</text:p>
          </table:table-cell>
          <table:table-cell table:style-name="ce6" table:formula="of:=TEXT(RIGHT([.E254];3);&quot;##&quot;)" office:value-type="string" office:string-value="1D " calcext:value-type="string">
            <text:p>1D </text:p>
          </table:table-cell>
          <table:table-cell table:formula="of:=HEX2BIN([.H254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19 </text:p>
          </table:table-cell>
          <table:table-cell table:formula="of:=IF([.E255]=[.F255];1;0)" office:value-type="float" office:value="1" calcext:value-type="float">
            <text:p>1</text:p>
          </table:table-cell>
          <table:table-cell table:style-name="ce6" table:formula="of:=TEXT(RIGHT([.E255];3);&quot;##&quot;)" office:value-type="string" office:string-value="19" calcext:value-type="string">
            <text:p>19</text:p>
          </table:table-cell>
          <table:table-cell table:style-name="ce8" table:formula="of:=HEX2BIN([.H255];8)" office:value-type="string" office:string-value="00011001" calcext:value-type="string">
            <text:p>0001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3D </text:p>
          </table:table-cell>
          <table:table-cell table:formula="of:=IF([.E256]=[.F256];1;0)" office:value-type="float" office:value="0" calcext:value-type="float">
            <text:p>0</text:p>
          </table:table-cell>
          <table:table-cell table:style-name="ce6" table:formula="of:=TEXT(RIGHT([.E256];3);&quot;##&quot;)" office:value-type="string" office:string-value="2D " calcext:value-type="string">
            <text:p>2D </text:p>
          </table:table-cell>
          <table:table-cell table:formula="of:=HEX2BIN([.H256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39 </text:p>
          </table:table-cell>
          <table:table-cell table:formula="of:=IF([.E257]=[.F257];1;0)" office:value-type="float" office:value="0" calcext:value-type="float">
            <text:p>0</text:p>
          </table:table-cell>
          <table:table-cell table:style-name="ce6" table:formula="of:=TEXT(RIGHT([.E257];3);&quot;##&quot;)" office:value-type="string" office:string-value="29" calcext:value-type="string">
            <text:p>29</text:p>
          </table:table-cell>
          <table:table-cell table:style-name="ce8" table:formula="of:=HEX2BIN([.H257];8)" office:value-type="string" office:string-value="00101001" calcext:value-type="string">
            <text:p>001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0D </text:p>
          </table:table-cell>
          <table:table-cell table:style-name="ce6" office:value-type="string" calcext:value-type="string">
            <text:p>0x9D </text:p>
          </table:table-cell>
          <table:table-cell table:formula="of:=IF([.E258]=[.F258];1;0)" office:value-type="float" office:value="0" calcext:value-type="float">
            <text:p>0</text:p>
          </table:table-cell>
          <table:table-cell table:style-name="ce6" table:formula="of:=TEXT(RIGHT([.E258];3);&quot;##&quot;)" office:value-type="string" office:string-value="0D " calcext:value-type="string">
            <text:p>0D </text:p>
          </table:table-cell>
          <table:table-cell table:formula="of:=HEX2BIN([.H258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09 </text:p>
          </table:table-cell>
          <table:table-cell table:style-name="ce6" office:value-type="string" calcext:value-type="string">
            <text:p>0x99 </text:p>
          </table:table-cell>
          <table:table-cell table:formula="of:=IF([.E259]=[.F259];1;0)" office:value-type="float" office:value="0" calcext:value-type="float">
            <text:p>0</text:p>
          </table:table-cell>
          <table:table-cell table:style-name="ce6" table:formula="of:=TEXT(RIGHT([.E259];3);&quot;##&quot;)" office:value-type="string" office:string-value="9" calcext:value-type="string">
            <text:p>9</text:p>
          </table:table-cell>
          <table:table-cell table:style-name="ce8" table:formula="of:=HEX2BIN([.H259];8)" office:value-type="string" office:string-value="00001001" calcext:value-type="string">
            <text:p>000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CC </text:p>
          </table:table-cell>
          <table:table-cell table:formula="of:=IF([.E260]=[.F260];1;0)" office:value-type="float" office:value="1" calcext:value-type="float">
            <text:p>1</text:p>
          </table:table-cell>
          <table:table-cell table:style-name="ce6" table:formula="of:=TEXT(RIGHT([.E260];3);&quot;##&quot;)" office:value-type="string" office:string-value="CC " calcext:value-type="string">
            <text:p>CC </text:p>
          </table:table-cell>
          <table:table-cell table:formula="of:=HEX2BIN([.H260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C8 </text:p>
          </table:table-cell>
          <table:table-cell table:formula="of:=IF([.E261]=[.F261];1;0)" office:value-type="float" office:value="1" calcext:value-type="float">
            <text:p>1</text:p>
          </table:table-cell>
          <table:table-cell table:style-name="ce6" table:formula="of:=TEXT(RIGHT([.E261];3);&quot;##&quot;)" office:value-type="string" office:string-value="C8 " calcext:value-type="string">
            <text:p>C8 </text:p>
          </table:table-cell>
          <table:table-cell table:formula="of:=HEX2BIN([.H261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4C </text:p>
          </table:table-cell>
          <table:table-cell table:formula="of:=IF([.E262]=[.F262];1;0)" office:value-type="float" office:value="1" calcext:value-type="float">
            <text:p>1</text:p>
          </table:table-cell>
          <table:table-cell table:style-name="ce6" table:formula="of:=TEXT(RIGHT([.E262];3);&quot;##&quot;)" office:value-type="string" office:string-value="4C " calcext:value-type="string">
            <text:p>4C </text:p>
          </table:table-cell>
          <table:table-cell table:formula="of:=HEX2BIN([.H262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48 </text:p>
          </table:table-cell>
          <table:table-cell table:formula="of:=IF([.E263]=[.F263];1;0)" office:value-type="float" office:value="1" calcext:value-type="float">
            <text:p>1</text:p>
          </table:table-cell>
          <table:table-cell table:style-name="ce6" table:formula="of:=TEXT(RIGHT([.E263];3);&quot;##&quot;)" office:value-type="string" office:string-value="48" calcext:value-type="string">
            <text:p>48</text:p>
          </table:table-cell>
          <table:table-cell table:style-name="ce8" table:formula="of:=HEX2BIN([.H263];8)" office:value-type="string" office:string-value="01001000" calcext:value-type="string">
            <text:p>01001000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D </text:p>
          </table:table-cell>
          <table:table-cell table:formula="of:=IF([.E264]=[.F264];1;0)" office:value-type="float" office:value="1" calcext:value-type="float">
            <text:p>1</text:p>
          </table:table-cell>
          <table:table-cell table:style-name="ce6" table:formula="of:=TEXT(RIGHT([.E264];3);&quot;##&quot;)" office:value-type="string" office:string-value="3D " calcext:value-type="string">
            <text:p>3D </text:p>
          </table:table-cell>
          <table:table-cell table:formula="of:=HEX2BIN([.H264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9 </text:p>
          </table:table-cell>
          <table:table-cell table:formula="of:=IF([.E265]=[.F265];1;0)" office:value-type="float" office:value="1" calcext:value-type="float">
            <text:p>1</text:p>
          </table:table-cell>
          <table:table-cell table:style-name="ce6" table:formula="of:=TEXT(RIGHT([.E265];3);&quot;##&quot;)" office:value-type="string" office:string-value="39" calcext:value-type="string">
            <text:p>39</text:p>
          </table:table-cell>
          <table:table-cell table:style-name="ce8" table:formula="of:=HEX2BIN([.H265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4D </text:p>
          </table:table-cell>
          <table:table-cell table:style-name="ce6" office:value-type="string" calcext:value-type="string">
            <text:p>0x1D </text:p>
          </table:table-cell>
          <table:table-cell table:formula="of:=IF([.E266]=[.F266];1;0)" office:value-type="float" office:value="0" calcext:value-type="float">
            <text:p>0</text:p>
          </table:table-cell>
          <table:table-cell table:style-name="ce6" table:formula="of:=TEXT(RIGHT([.E266];3);&quot;##&quot;)" office:value-type="string" office:string-value="4D " calcext:value-type="string">
            <text:p>4D </text:p>
          </table:table-cell>
          <table:table-cell table:formula="of:=HEX2BIN([.H266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49 </text:p>
          </table:table-cell>
          <table:table-cell table:style-name="ce6" office:value-type="string" calcext:value-type="string">
            <text:p>0x19 </text:p>
          </table:table-cell>
          <table:table-cell table:formula="of:=IF([.E267]=[.F267];1;0)" office:value-type="float" office:value="0" calcext:value-type="float">
            <text:p>0</text:p>
          </table:table-cell>
          <table:table-cell table:style-name="ce6" table:formula="of:=TEXT(RIGHT([.E267];3);&quot;##&quot;)" office:value-type="string" office:string-value="49" calcext:value-type="string">
            <text:p>49</text:p>
          </table:table-cell>
          <table:table-cell table:style-name="ce8" table:formula="of:=HEX2BIN([.H267];8)" office:value-type="string" office:string-value="01001001" calcext:value-type="string">
            <text:p>010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D </text:p>
          </table:table-cell>
          <table:table-cell table:formula="of:=IF([.E268]=[.F268];1;0)" office:value-type="float" office:value="1" calcext:value-type="float">
            <text:p>1</text:p>
          </table:table-cell>
          <table:table-cell table:style-name="ce6" table:formula="of:=TEXT(RIGHT([.E268];3);&quot;##&quot;)" office:value-type="string" office:string-value="3D " calcext:value-type="string">
            <text:p>3D </text:p>
          </table:table-cell>
          <table:table-cell table:formula="of:=HEX2BIN([.H268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39 </text:p>
          </table:table-cell>
          <table:table-cell table:formula="of:=IF([.E269]=[.F269];1;0)" office:value-type="float" office:value="1" calcext:value-type="float">
            <text:p>1</text:p>
          </table:table-cell>
          <table:table-cell table:style-name="ce6" table:formula="of:=TEXT(RIGHT([.E269];3);&quot;##&quot;)" office:value-type="string" office:string-value="39" calcext:value-type="string">
            <text:p>39</text:p>
          </table:table-cell>
          <table:table-cell table:style-name="ce8" table:formula="of:=HEX2BIN([.H269];8)" office:value-type="string" office:string-value="00111001" calcext:value-type="string">
            <text:p>0011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2D </text:p>
          </table:table-cell>
          <table:table-cell table:formula="of:=IF([.E270]=[.F270];1;0)" office:value-type="float" office:value="1" calcext:value-type="float">
            <text:p>1</text:p>
          </table:table-cell>
          <table:table-cell table:style-name="ce6" table:formula="of:=TEXT(RIGHT([.E270];3);&quot;##&quot;)" office:value-type="string" office:string-value="2D " calcext:value-type="string">
            <text:p>2D </text:p>
          </table:table-cell>
          <table:table-cell table:formula="of:=HEX2BIN([.H270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29 </text:p>
          </table:table-cell>
          <table:table-cell table:formula="of:=IF([.E271]=[.F271];1;0)" office:value-type="float" office:value="1" calcext:value-type="float">
            <text:p>1</text:p>
          </table:table-cell>
          <table:table-cell table:style-name="ce6" table:formula="of:=TEXT(RIGHT([.E271];3);&quot;##&quot;)" office:value-type="string" office:string-value="29" calcext:value-type="string">
            <text:p>29</text:p>
          </table:table-cell>
          <table:table-cell table:style-name="ce8" table:formula="of:=HEX2BIN([.H271];8)" office:value-type="string" office:string-value="00101001" calcext:value-type="string">
            <text:p>001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2D </text:p>
          </table:table-cell>
          <table:table-cell table:style-name="ce6" office:value-type="string" calcext:value-type="string">
            <text:p>0x3D </text:p>
          </table:table-cell>
          <table:table-cell table:formula="of:=IF([.E272]=[.F272];1;0)" office:value-type="float" office:value="0" calcext:value-type="float">
            <text:p>0</text:p>
          </table:table-cell>
          <table:table-cell table:style-name="ce6" table:formula="of:=TEXT(RIGHT([.E272];3);&quot;##&quot;)" office:value-type="string" office:string-value="2D " calcext:value-type="string">
            <text:p>2D </text:p>
          </table:table-cell>
          <table:table-cell table:formula="of:=HEX2BIN([.H272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style-name="ce6" office:value-type="string" calcext:value-type="string">
            <text:p>0x29 </text:p>
          </table:table-cell>
          <table:table-cell table:style-name="ce6" office:value-type="string" calcext:value-type="string">
            <text:p>0x39 </text:p>
          </table:table-cell>
          <table:table-cell table:formula="of:=IF([.E273]=[.F273];1;0)" office:value-type="float" office:value="0" calcext:value-type="float">
            <text:p>0</text:p>
          </table:table-cell>
          <table:table-cell table:style-name="ce6" table:formula="of:=TEXT(RIGHT([.E273];3);&quot;##&quot;)" office:value-type="string" office:string-value="29" calcext:value-type="string">
            <text:p>29</text:p>
          </table:table-cell>
          <table:table-cell table:style-name="ce8" table:formula="of:=HEX2BIN([.H273];8)" office:value-type="string" office:string-value="00101001" calcext:value-type="string">
            <text:p>00101001</text:p>
          </table:table-cell>
          <table:table-cell table:number-columns-repeated="55"/>
        </table:table-row>
        <table:table-row table:style-name="ro2">
          <table:table-cell table:style-name="ce2" table:number-columns-repeated="2"/>
          <table:table-cell table:number-columns-repeated="2"/>
          <table:table-cell table:number-columns-repeated="2" table:style-name="ce6" office:value-type="string" calcext:value-type="string">
            <text:p>0x0D </text:p>
          </table:table-cell>
          <table:table-cell table:formula="of:=IF([.E274]=[.F274];1;0)" office:value-type="float" office:value="1" calcext:value-type="float">
            <text:p>1</text:p>
          </table:table-cell>
          <table:table-cell table:style-name="ce6" table:formula="of:=TEXT(RIGHT([.E274];3);&quot;##&quot;)" office:value-type="string" office:string-value="0D " calcext:value-type="string">
            <text:p>0D </text:p>
          </table:table-cell>
          <table:table-cell table:formula="of:=HEX2BIN([.H274];8)" office:value-type="string" office:string-value="" calcext:value-type="error">
            <text:p>Err :502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5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5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 table:number-rows-repeated="104823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Agrégées.G1:Agrégées.G1048576">
            <calcext:condition calcext:apply-style-name="ConditionalStyle_3" calcext:value="=1" calcext:base-cell-address="Agrégées.G1"/>
            <calcext:condition calcext:apply-style-name="ConditionalStyle_2" calcext:value="=0" calcext:base-cell-address="Agrégées.G1"/>
          </calcext:conditional-format>
          <calcext:conditional-format calcext:target-range-address="Agrégées.C2:Agrégées.C1048576">
            <calcext:condition calcext:apply-style-name="ConditionalStyle_1" calcext:value="=1" calcext:base-cell-address="Agrégées.C2"/>
          </calcext:conditional-format>
        </calcext:conditional-formats>
      </table:table>
      <table:table table:name="DébogageI2C Og O3 Lcd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59" table:default-cell-style-name="Default"/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R/W</text:p>
          </table:table-cell>
          <table:table-cell office:value-type="string" calcext:value-type="string">
            <text:p><text:s/>Data 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410.900u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C 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.80000u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8 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.7196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C 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5.141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8 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5.7574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C 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6.176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8 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6.620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C 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7.817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8 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8.291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C 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9.8713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8 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10.343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C </text:p>
          </table:table-cell>
          <table:table-cell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1.84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8 </text:p>
          </table:table-cell>
          <table:table-cell table:number-columns-repeated="5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2.32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C 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12.911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8 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13.380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BC </text:p>
          </table:table-cell>
          <table:table-cell table:number-columns-repeated="5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13.948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B8 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4.426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C 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16.008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8 </text:p>
          </table:table-cell>
          <table:table-cell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6.476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C 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8.064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8 </text:p>
          </table:table-cell>
          <table:table-cell table:number-columns-repeated="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18.544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C 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20.043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8 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20.513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C 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21.07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8 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21.53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C </text:p>
          </table:table-cell>
          <table:table-cell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22.157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8 </text:p>
          </table:table-cell>
          <table:table-cell table:number-columns-repeated="5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22.606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FC 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23.153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F8 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23.604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C 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24.14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8 </text:p>
          </table:table-cell>
          <table:table-cell table:number-columns-repeated="5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24.594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C </text:p>
          </table:table-cell>
          <table:table-cell table:number-columns-repeated="5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5.224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8 </text:p>
          </table:table-cell>
          <table:table-cell table:number-columns-repeated="5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25.686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26.196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26.64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D </text:p>
          </table:table-cell>
          <table:table-cell table:number-columns-repeated="5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27.249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9 </text:p>
          </table:table-cell>
          <table:table-cell table:number-columns-repeated="5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27.678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28.286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28.705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D 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9.320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9 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29.750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30.359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30.800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D </text:p>
          </table:table-cell>
          <table:table-cell table:number-columns-repeated="5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31.310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9 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31.760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32.349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32.787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D </text:p>
          </table:table-cell>
          <table:table-cell table:number-columns-repeated="5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33.401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9 </text:p>
          </table:table-cell>
          <table:table-cell table:number-columns-repeated="5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33.831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34.441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34.864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/>
          <table:table-cell table:number-columns-repeated="59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DonnéesExternes_1" table:base-cell-address="$Agrégées.$A$1" table:cell-range-address="$'DébogageI2C Og O3 Lcd'.$A$1:.$E$52"/>
        </table:named-expressions>
      </table:table>
      <table:table table:name="BootLcd O3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59" table:default-cell-style-name="Default"/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R/W</text:p>
          </table:table-cell>
          <table:table-cell office:value-type="string" calcext:value-type="string">
            <text:p><text:s/>Data 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367.600u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C 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.80000u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8 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.785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C 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5.143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8 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5.757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C 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6.115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8 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6.499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C 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7.852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8 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8.268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C 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8.835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8 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9.241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C </text:p>
          </table:table-cell>
          <table:table-cell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9.913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8 </text:p>
          </table:table-cell>
          <table:table-cell table:number-columns-repeated="5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0.33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C 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10.923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8 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11.333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BC </text:p>
          </table:table-cell>
          <table:table-cell table:number-columns-repeated="5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11.911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B8 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2.325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C 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12.922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8 </text:p>
          </table:table-cell>
          <table:table-cell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13.323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C 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13.99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8 </text:p>
          </table:table-cell>
          <table:table-cell table:number-columns-repeated="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14.413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C 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14.985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8 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15.393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C 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16.062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8 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16.46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C </text:p>
          </table:table-cell>
          <table:table-cell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17.077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8 </text:p>
          </table:table-cell>
          <table:table-cell table:number-columns-repeated="5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17.451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FC 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18.07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F8 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18.481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C 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19.116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8 </text:p>
          </table:table-cell>
          <table:table-cell table:number-columns-repeated="5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19.492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C </text:p>
          </table:table-cell>
          <table:table-cell table:number-columns-repeated="5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20.115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8 </text:p>
          </table:table-cell>
          <table:table-cell table:number-columns-repeated="5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20.52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21.12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21.485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D </text:p>
          </table:table-cell>
          <table:table-cell table:number-columns-repeated="5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22.164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9 </text:p>
          </table:table-cell>
          <table:table-cell table:number-columns-repeated="5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22.545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23.226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23.584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D 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24.191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9 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24.558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25.235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25.611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D </text:p>
          </table:table-cell>
          <table:table-cell table:number-columns-repeated="5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26.297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9 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6.663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27.265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27.626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D </text:p>
          </table:table-cell>
          <table:table-cell table:number-columns-repeated="5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28.308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9 </text:p>
          </table:table-cell>
          <table:table-cell table:number-columns-repeated="5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28.693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29.374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29.731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FD </text:p>
          </table:table-cell>
          <table:table-cell table:number-columns-repeated="5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30.339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F9 </text:p>
          </table:table-cell>
          <table:table-cell table:number-columns-repeated="5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" office:value-type="string" calcext:value-type="string">
            <text:p>30.706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31.383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31.759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32.439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32.805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D </text:p>
          </table:table-cell>
          <table:table-cell table:number-columns-repeated="5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33.411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9 </text:p>
          </table:table-cell>
          <table:table-cell table:number-columns-repeated="5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33.772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7D 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34.45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79 </text:p>
          </table:table-cell>
          <table:table-cell table:number-columns-repeated="5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34.83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35.513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35.880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FD </text:p>
          </table:table-cell>
          <table:table-cell table:number-columns-repeated="5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string" calcext:value-type="string">
            <text:p>36.482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F9 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" office:value-type="string" calcext:value-type="string">
            <text:p>36.854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7D </text:p>
          </table:table-cell>
          <table:table-cell table:number-columns-repeated="5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37.530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79 </text:p>
          </table:table-cell>
          <table:table-cell table:number-columns-repeated="5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37.906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38.587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38.953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39.557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39.916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D </text:p>
          </table:table-cell>
          <table:table-cell table:number-columns-repeated="5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40.595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9 </text:p>
          </table:table-cell>
          <table:table-cell table:number-columns-repeated="5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40.980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" office:value-type="string" calcext:value-type="string">
            <text:p>41.658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" office:value-type="string" calcext:value-type="string">
            <text:p>42.020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42.702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" office:value-type="string" calcext:value-type="string">
            <text:p>43.07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43.67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44.055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44.734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45.118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45.759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46.129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C </text:p>
          </table:table-cell>
          <table:table-cell table:number-columns-repeated="5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6" office:value-type="string" calcext:value-type="string">
            <text:p>46.758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8 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47.155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47.761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48.119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9D </text:p>
          </table:table-cell>
          <table:table-cell table:number-columns-repeated="5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48.799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99 </text:p>
          </table:table-cell>
          <table:table-cell table:number-columns-repeated="5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49.184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49.861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50.218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50.827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51.192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51.870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52.251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DD </text:p>
          </table:table-cell>
          <table:table-cell table:number-columns-repeated="5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52.933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D9 </text:p>
          </table:table-cell>
          <table:table-cell table:number-columns-repeated="5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53.30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53.903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54.267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54.946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55.348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C </text:p>
          </table:table-cell>
          <table:table-cell table:number-columns-repeated="5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55.968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8 </text:p>
          </table:table-cell>
          <table:table-cell table:number-columns-repeated="5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56.355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EC </text:p>
          </table:table-cell>
          <table:table-cell table:number-columns-repeated="5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56.983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E8 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57.383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C </text:p>
          </table:table-cell>
          <table:table-cell table:number-columns-repeated="5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58.004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8 </text:p>
          </table:table-cell>
          <table:table-cell table:number-columns-repeated="5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58.391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string" calcext:value-type="string">
            <text:p>59.091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59.45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string" calcext:value-type="string">
            <text:p>60.058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string" calcext:value-type="string">
            <text:p>60.416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61.096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61.481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62.157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62.515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6" office:value-type="string" calcext:value-type="string">
            <text:p>63.124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63.49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6" office:value-type="string" calcext:value-type="string">
            <text:p>64.168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64.548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65.231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65.638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66.254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" office:value-type="string" calcext:value-type="string">
            <text:p>66.629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67.272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" office:value-type="string" calcext:value-type="string">
            <text:p>67.689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68.275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68.658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69.336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69.70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70.308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" office:value-type="string" calcext:value-type="string">
            <text:p>70.666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71.346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71.731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72.407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72.769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" office:value-type="string" calcext:value-type="string">
            <text:p>73.374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73.78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74.399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74.792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75.417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75.777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76.453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6" office:value-type="string" calcext:value-type="string">
            <text:p>76.829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6" office:value-type="string" calcext:value-type="string">
            <text:p>77.496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77.881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78.555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78.921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79.524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79.911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80.592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80.949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81.628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82.032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82.652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83.023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83.671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84.088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84.692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85.051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" office:value-type="string" calcext:value-type="string">
            <text:p>85.659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6" office:value-type="string" calcext:value-type="string">
            <text:p>86.026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6" office:value-type="string" calcext:value-type="string">
            <text:p>86.703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" office:value-type="string" calcext:value-type="string">
            <text:p>87.079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6" office:value-type="string" calcext:value-type="string">
            <text:p>87.764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6" office:value-type="string" calcext:value-type="string">
            <text:p>88.131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6" office:value-type="string" calcext:value-type="string">
            <text:p>88.733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6" office:value-type="string" calcext:value-type="string">
            <text:p>89.09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89.776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90.184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6" office:value-type="string" calcext:value-type="string">
            <text:p>90.799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91.194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91.817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92.239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92.839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93.203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93.88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94.262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94.944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95.301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95.909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6" office:value-type="string" calcext:value-type="string">
            <text:p>96.276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96.953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97.329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98.014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98.417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99.036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99.413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100.03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100.47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6" office:value-type="string" calcext:value-type="string">
            <text:p>101.05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101.43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D </text:p>
          </table:table-cell>
          <table:table-cell table:number-columns-repeated="5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102.11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9 </text:p>
          </table:table-cell>
          <table:table-cell table:number-columns-repeated="5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102.4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103.0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6" office:value-type="string" calcext:value-type="string">
            <text:p>103.47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104.13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string" calcext:value-type="string">
            <text:p>104.51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6" office:value-type="string" calcext:value-type="string">
            <text:p>105.19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105.55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106.15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106.56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107.18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/>
          <table:table-cell table:number-columns-repeated="59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DonnéesExternes_3" table:base-cell-address="$Agrégées.$A$1" table:cell-range-address="$'BootLcd O3'.$A$1:.$E$203"/>
        </table:named-expressions>
      </table:table>
      <table:table table:name="Steady O3" table:style-name="ta4"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59" table:default-cell-style-name="Default"/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R/W</text:p>
          </table:table-cell>
          <table:table-cell office:value-type="string" calcext:value-type="string">
            <text:p><text:s/>Data 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69.615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-68.994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-68.605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-67.976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-67.591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-66.927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-66.552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-65.873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-65.507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-64.900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-64.538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-63.857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-63.47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-62.798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-62.431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-61.829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-61.419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-60.804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-60.409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-59.786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-59.416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-58.741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-58.356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-57.677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-57.312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-56.70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-56.348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-55.667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-55.282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-54.606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-54.249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-53.640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-53.232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-52.615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-52.22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-51.520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-51.154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-50.547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-50.171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-49.48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-49.119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-48.517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-48.156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-47.474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-47.089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-46.408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-46.051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-45.443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-45.039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-44.418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-44.029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-43.328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" office:value-type="string" calcext:value-type="string">
            <text:p>-42.957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-42.351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-41.974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-41.293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-40.927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-40.323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-39.964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-39.285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-38.900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-38.222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-37.860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string" calcext:value-type="string">
            <text:p>-37.178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" office:value-type="string" calcext:value-type="string">
            <text:p>-36.770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-36.155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-35.760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-35.136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-34.767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-34.164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-33.803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-33.121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-32.736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" office:value-type="string" calcext:value-type="string">
            <text:p>-32.056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" office:value-type="string" calcext:value-type="string">
            <text:p>-31.699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-31.090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" office:value-type="string" calcext:value-type="string">
            <text:p>-30.709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-30.046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-29.670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-28.991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-28.583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-27.966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-27.592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6" office:value-type="string" calcext:value-type="string">
            <text:p>-26.94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-26.577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-25.97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-25.614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-24.934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-24.549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-23.871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-23.509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D </text:p>
          </table:table-cell>
          <table:table-cell table:number-columns-repeated="5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-22.904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9 </text:p>
          </table:table-cell>
          <table:table-cell table:number-columns-repeated="5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-22.535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-21.860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-21.475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-20.79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-20.393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-19.771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-19.402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-18.753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-18.386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-17.782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-17.418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-16.739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-16.35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-15.681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-15.32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string" calcext:value-type="string">
            <text:p>-14.71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-14.345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string" calcext:value-type="string">
            <text:p>-13.668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string" calcext:value-type="string">
            <text:p>-13.292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-12.60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-12.223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-11.585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-11.212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6" office:value-type="string" calcext:value-type="string">
            <text:p>-10.586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-10.199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6" office:value-type="string" calcext:value-type="string">
            <text:p>-9.521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-9.160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-8.554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-8.165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-7.510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" office:value-type="string" calcext:value-type="string">
            <text:p>-7.124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7D </text:p>
          </table:table-cell>
          <table:table-cell table:number-columns-repeated="5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-6.446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79 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" office:value-type="string" calcext:value-type="string">
            <text:p>-6.0805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-5.474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-5.116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-4.436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-4.033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-3.412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" office:value-type="string" calcext:value-type="string">
            <text:p>-3.022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-2.394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-2.008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-1.3275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-970.600u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" office:value-type="string" calcext:value-type="string">
            <text:p>-362.200u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4.90000u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681.500u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1.057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D 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1.743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9 </text:p>
          </table:table-cell>
          <table:table-cell table:number-columns-repeated="5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2.108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2.711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6" office:value-type="string" calcext:value-type="string">
            <text:p>3.072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6" office:value-type="string" calcext:value-type="string">
            <text:p>3.754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4.161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4.778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5.172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5.795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6.184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6.859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7.225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7.8281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8.200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8.876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9.2525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9D </text:p>
          </table:table-cell>
          <table:table-cell table:number-columns-repeated="5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9.932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99 </text:p>
          </table:table-cell>
          <table:table-cell table:number-columns-repeated="5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0.29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10.903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11.261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" office:value-type="string" calcext:value-type="string">
            <text:p>11.941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6" office:value-type="string" calcext:value-type="string">
            <text:p>12.349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6" office:value-type="string" calcext:value-type="string">
            <text:p>12.966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" office:value-type="string" calcext:value-type="string">
            <text:p>13.359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6" office:value-type="string" calcext:value-type="string">
            <text:p>13.984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6" office:value-type="string" calcext:value-type="string">
            <text:p>14.374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6" office:value-type="string" calcext:value-type="string">
            <text:p>15.032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6" office:value-type="string" calcext:value-type="string">
            <text:p>15.408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16.09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6.459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6" office:value-type="string" calcext:value-type="string">
            <text:p>17.06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7.441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8.105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8.490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9.170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19.527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20.136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20.539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21.161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21.550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22.179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6" office:value-type="string" calcext:value-type="string">
            <text:p>22.565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3.227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23.603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24.282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24.648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25.254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25.612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26.292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26.677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6" office:value-type="string" calcext:value-type="string">
            <text:p>27.354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27.716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8.32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28.728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29.347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6" office:value-type="string" calcext:value-type="string">
            <text:p>29.73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30.442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string" calcext:value-type="string">
            <text:p>30.830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6" office:value-type="string" calcext:value-type="string">
            <text:p>31.414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31.794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32.476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32.842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33.446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33.810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6" office:value-type="string" calcext:value-type="string">
            <text:p>34.489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6" office:value-type="string" calcext:value-type="string">
            <text:p>34.869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6" office:value-type="string" calcext:value-type="string">
            <text:p>35.551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6" office:value-type="string" calcext:value-type="string">
            <text:p>35.908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6" office:value-type="string" calcext:value-type="string">
            <text:p>36.516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6" office:value-type="string" calcext:value-type="string">
            <text:p>36.920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6" office:value-type="string" calcext:value-type="string">
            <text:p>37.541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6" office:value-type="string" calcext:value-type="string">
            <text:p>37.931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6" office:value-type="string" calcext:value-type="string">
            <text:p>38.631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6" office:value-type="string" calcext:value-type="string">
            <text:p>39.003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6" office:value-type="string" calcext:value-type="string">
            <text:p>39.60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6" office:value-type="string" calcext:value-type="string">
            <text:p>39.986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6" office:value-type="string" calcext:value-type="string">
            <text:p>40.666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6" office:value-type="string" calcext:value-type="string">
            <text:p>41.032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6" office:value-type="string" calcext:value-type="string">
            <text:p>41.63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6" office:value-type="string" calcext:value-type="string">
            <text:p>41.999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6" office:value-type="string" calcext:value-type="string">
            <text:p>42.680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6" office:value-type="string" calcext:value-type="string">
            <text:p>43.06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6" office:value-type="string" calcext:value-type="string">
            <text:p>43.740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6" office:value-type="string" calcext:value-type="string">
            <text:p>44.10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6" office:value-type="string" calcext:value-type="string">
            <text:p>44.709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6" office:value-type="string" calcext:value-type="string">
            <text:p>45.118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6" office:value-type="string" calcext:value-type="string">
            <text:p>45.734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6" office:value-type="string" calcext:value-type="string">
            <text:p>46.12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6" office:value-type="string" calcext:value-type="string">
            <text:p>46.828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6" office:value-type="string" calcext:value-type="string">
            <text:p>47.201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6" office:value-type="string" calcext:value-type="string">
            <text:p>47.801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6" office:value-type="string" calcext:value-type="string">
            <text:p>48.184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6" office:value-type="string" calcext:value-type="string">
            <text:p>48.863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6" office:value-type="string" calcext:value-type="string">
            <text:p>49.224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6" office:value-type="string" calcext:value-type="string">
            <text:p>49.834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6" office:value-type="string" calcext:value-type="string">
            <text:p>50.19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6" office:value-type="string" calcext:value-type="string">
            <text:p>50.872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6" office:value-type="string" calcext:value-type="string">
            <text:p>51.25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6" office:value-type="string" calcext:value-type="string">
            <text:p>51.915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6" office:value-type="string" calcext:value-type="string">
            <text:p>52.291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52.976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6" office:value-type="string" calcext:value-type="string">
            <text:p>53.379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6" office:value-type="string" calcext:value-type="string">
            <text:p>53.998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6" office:value-type="string" calcext:value-type="string">
            <text:p>54.389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6" office:value-type="string" calcext:value-type="string">
            <text:p>55.017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6" office:value-type="string" calcext:value-type="string">
            <text:p>55.384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6" office:value-type="string" calcext:value-type="string">
            <text:p>55.991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6" office:value-type="string" calcext:value-type="string">
            <text:p>56.352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6" office:value-type="string" calcext:value-type="string">
            <text:p>57.033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6" office:value-type="string" calcext:value-type="string">
            <text:p>57.418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6" office:value-type="string" calcext:value-type="string">
            <text:p>58.092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6" office:value-type="string" calcext:value-type="string">
            <text:p>58.46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D </text:p>
          </table:table-cell>
          <table:table-cell table:number-columns-repeated="59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6" office:value-type="string" calcext:value-type="string">
            <text:p>59.062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9 </text:p>
          </table:table-cell>
          <table:table-cell table:number-columns-repeated="59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6" office:value-type="string" calcext:value-type="string">
            <text:p>59.448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6" office:value-type="string" calcext:value-type="string">
            <text:p>60.110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6" office:value-type="string" calcext:value-type="string">
            <text:p>60.486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" office:value-type="string" calcext:value-type="string">
            <text:p>61.166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6" office:value-type="string" calcext:value-type="string">
            <text:p>61.569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6" office:value-type="string" calcext:value-type="string">
            <text:p>62.190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6" office:value-type="string" calcext:value-type="string">
            <text:p>62.560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6" office:value-type="string" calcext:value-type="string">
            <text:p>63.208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6" office:value-type="string" calcext:value-type="string">
            <text:p>63.579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6" office:value-type="string" calcext:value-type="string">
            <text:p>64.185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6" office:value-type="string" calcext:value-type="string">
            <text:p>64.543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6" office:value-type="string" calcext:value-type="string">
            <text:p>65.223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6" office:value-type="string" calcext:value-type="string">
            <text:p>65.608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6" office:value-type="string" calcext:value-type="string">
            <text:p>66.285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6" office:value-type="string" calcext:value-type="string">
            <text:p>66.642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6" office:value-type="string" calcext:value-type="string">
            <text:p>67.251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6" office:value-type="string" calcext:value-type="string">
            <text:p>67.616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6" office:value-type="string" calcext:value-type="string">
            <text:p>68.294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6" office:value-type="string" calcext:value-type="string">
            <text:p>68.675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6" office:value-type="string" calcext:value-type="string">
            <text:p>69.357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6" office:value-type="string" calcext:value-type="string">
            <text:p>69.765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 table:number-rows-repeated="104830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DonnéesExternes_4" table:base-cell-address="$Agrégées.$A$1" table:cell-range-address="$'Steady O3'.$A$1:.$E$274"/>
        </table:named-expressions>
      </table:table>
      <table:table table:name="Steady Og" table:style-name="ta5"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59" table:default-cell-style-name="Default"/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R/W</text:p>
          </table:table-cell>
          <table:table-cell office:value-type="string" calcext:value-type="string">
            <text:p><text:s/>Data 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69.636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-69.02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-68.555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-68.020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-67.584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-67.03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-66.581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-65.976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-65.550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-64.939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-64.512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-63.900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-63.479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-62.947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-62.498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-61.909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-61.469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-60.858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-60.408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-59.862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-59.415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-58.78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-58.329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-57.821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-57.398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-56.781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-56.341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-55.730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-55.30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-54.694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-54.265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-53.657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-53.238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D </text:p>
          </table:table-cell>
          <table:table-cell table:number-columns-repeated="5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-52.701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9 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-52.237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-51.615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-51.158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-50.635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-50.177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-49.567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-49.144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-48.531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-48.086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-47.576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-47.15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-46.539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-46.095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-45.485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-45.063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-44.449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-43.982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-43.461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" office:value-type="string" calcext:value-type="string">
            <text:p>-43.011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-42.380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string" calcext:value-type="string">
            <text:p>-41.927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string" calcext:value-type="string">
            <text:p>-41.416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-40.974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-40.363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-39.936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-39.324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-38.903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-38.285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-37.860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string" calcext:value-type="string">
            <text:p>-37.335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" office:value-type="string" calcext:value-type="string">
            <text:p>-36.910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7D </text:p>
          </table:table-cell>
          <table:table-cell table:number-columns-repeated="5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-36.300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79 </text:p>
          </table:table-cell>
          <table:table-cell table:number-columns-repeated="5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-35.831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-35.28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-34.857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-34.209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-33.770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-33.163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-32.743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" office:value-type="string" calcext:value-type="string">
            <text:p>-32.206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" office:value-type="string" calcext:value-type="string">
            <text:p>-31.764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string" calcext:value-type="string">
            <text:p>-31.173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" office:value-type="string" calcext:value-type="string">
            <text:p>-30.726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-30.118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-29.689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-29.081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-28.66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D </text:p>
          </table:table-cell>
          <table:table-cell table:number-columns-repeated="5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-28.048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9 </text:p>
          </table:table-cell>
          <table:table-cell table:number-columns-repeated="5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-27.582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6" office:value-type="string" calcext:value-type="string">
            <text:p>-27.03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-26.602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-26.060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-25.60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-24.99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-24.570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-23.956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-23.529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-22.925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-22.499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-21.965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-21.540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-20.930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-20.488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9D </text:p>
          </table:table-cell>
          <table:table-cell table:number-columns-repeated="5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-19.875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99 </text:p>
          </table:table-cell>
          <table:table-cell table:number-columns-repeated="5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-19.426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-18.88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-18.436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-17.806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-17.353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-16.842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-16.418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-15.80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-15.361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string" calcext:value-type="string">
            <text:p>-14.750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-14.328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string" calcext:value-type="string">
            <text:p>-13.711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string" calcext:value-type="string">
            <text:p>-13.289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-12.679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-12.251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-11.644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9 </text:p>
          </table:table-cell>
          <table:table-cell table:number-columns-repeated="5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-11.178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6" office:value-type="string" calcext:value-type="string">
            <text:p>-10.635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string" calcext:value-type="string">
            <text:p>-10.204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6" office:value-type="string" calcext:value-type="string">
            <text:p>-9.657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string" calcext:value-type="string">
            <text:p>-9.198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-8.590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" office:value-type="string" calcext:value-type="string">
            <text:p>-8.171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6" office:value-type="string" calcext:value-type="string">
            <text:p>-7.557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" office:value-type="string" calcext:value-type="string">
            <text:p>-7.128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office:value-type="string" calcext:value-type="string">
            <text:p>-6.5991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" office:value-type="string" calcext:value-type="string">
            <text:p>-6.172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6" office:value-type="string" calcext:value-type="string">
            <text:p>-5.565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-5.117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-4.528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string" calcext:value-type="string">
            <text:p>-4.090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 office:value-type="string" calcext:value-type="string">
            <text:p>-3.475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" office:value-type="string" calcext:value-type="string">
            <text:p>-3.028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office:value-type="string" calcext:value-type="string">
            <text:p>-2.4835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string" calcext:value-type="string">
            <text:p>-2.029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 office:value-type="string" calcext:value-type="string">
            <text:p>-1.406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" office:value-type="string" calcext:value-type="string">
            <text:p>-950.000u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" office:value-type="string" calcext:value-type="string">
            <text:p>-433.600u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string" calcext:value-type="string">
            <text:p>4.80000u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 office:value-type="string" calcext:value-type="string">
            <text:p>618.600u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 office:value-type="string" calcext:value-type="string">
            <text:p>1.045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office:value-type="string" calcext:value-type="string">
            <text:p>1.649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string" calcext:value-type="string">
            <text:p>2.075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 office:value-type="string" calcext:value-type="string">
            <text:p>2.6865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6" office:value-type="string" calcext:value-type="string">
            <text:p>3.113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6" office:value-type="string" calcext:value-type="string">
            <text:p>3.648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string" calcext:value-type="string">
            <text:p>4.0685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 office:value-type="string" calcext:value-type="string">
            <text:p>4.681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" office:value-type="string" calcext:value-type="string">
            <text:p>5.1494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office:value-type="string" calcext:value-type="string">
            <text:p>5.7701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string" calcext:value-type="string">
            <text:p>6.2195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6.765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" office:value-type="string" calcext:value-type="string">
            <text:p>7.203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office:value-type="string" calcext:value-type="string">
            <text:p>7.813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string" calcext:value-type="string">
            <text:p>8.241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 office:value-type="string" calcext:value-type="string">
            <text:p>8.767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9.1936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office:value-type="string" calcext:value-type="string">
            <text:p>9.8050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string" calcext:value-type="string">
            <text:p>10.245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 office:value-type="string" calcext:value-type="string">
            <text:p>10.863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" office:value-type="string" calcext:value-type="string">
            <text:p>11.284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" office:value-type="string" calcext:value-type="string">
            <text:p>11.895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6" office:value-type="string" calcext:value-type="string">
            <text:p>12.32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6" office:value-type="string" calcext:value-type="string">
            <text:p>12.930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" office:value-type="string" calcext:value-type="string">
            <text:p>13.395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6" office:value-type="string" calcext:value-type="string">
            <text:p>13.939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6" office:value-type="string" calcext:value-type="string">
            <text:p>14.369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6" office:value-type="string" calcext:value-type="string">
            <text:p>14.917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6" office:value-type="string" calcext:value-type="string">
            <text:p>15.375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6" office:value-type="string" calcext:value-type="string">
            <text:p>15.983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string" calcext:value-type="string">
            <text:p>16.402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6" office:value-type="string" calcext:value-type="string">
            <text:p>17.01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string" calcext:value-type="string">
            <text:p>17.446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18.05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18.479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string" calcext:value-type="string">
            <text:p>19.092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19.537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string" calcext:value-type="string">
            <text:p>20.047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6" office:value-type="string" calcext:value-type="string">
            <text:p>20.470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D </text:p>
          </table:table-cell>
          <table:table-cell table:number-columns-repeated="5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string" calcext:value-type="string">
            <text:p>21.084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9 </text:p>
          </table:table-cell>
          <table:table-cell table:number-columns-repeated="59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21.546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22.091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6" office:value-type="string" calcext:value-type="string">
            <text:p>22.544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6" office:value-type="string" calcext:value-type="string">
            <text:p>23.168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string" calcext:value-type="string">
            <text:p>23.566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24.176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string" calcext:value-type="string">
            <text:p>24.598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6" office:value-type="string" calcext:value-type="string">
            <text:p>25.212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6" office:value-type="string" calcext:value-type="string">
            <text:p>25.639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6" office:value-type="string" calcext:value-type="string">
            <text:p>26.243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" office:value-type="string" calcext:value-type="string">
            <text:p>26.669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6" office:value-type="string" calcext:value-type="string">
            <text:p>27.280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string" calcext:value-type="string">
            <text:p>27.725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8.242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6" office:value-type="string" calcext:value-type="string">
            <text:p>28.66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D </text:p>
          </table:table-cell>
          <table:table-cell table:number-columns-repeated="5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6" office:value-type="string" calcext:value-type="string">
            <text:p>29.275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59 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6" office:value-type="string" calcext:value-type="string">
            <text:p>29.743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6" office:value-type="string" calcext:value-type="string">
            <text:p>30.282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6" office:value-type="string" calcext:value-type="string">
            <text:p>30.732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6" office:value-type="string" calcext:value-type="string">
            <text:p>31.363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string" calcext:value-type="string">
            <text:p>31.797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32.407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string" calcext:value-type="string">
            <text:p>32.854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string" calcext:value-type="string">
            <text:p>33.362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6" office:value-type="string" calcext:value-type="string">
            <text:p>33.807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6" office:value-type="string" calcext:value-type="string">
            <text:p>34.399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6" office:value-type="string" calcext:value-type="string">
            <text:p>34.840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6" office:value-type="string" calcext:value-type="string">
            <text:p>35.45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6" office:value-type="string" calcext:value-type="string">
            <text:p>35.879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6" office:value-type="string" calcext:value-type="string">
            <text:p>36.489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6" office:value-type="string" calcext:value-type="string">
            <text:p>36.917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D </text:p>
          </table:table-cell>
          <table:table-cell table:number-columns-repeated="59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6" office:value-type="string" calcext:value-type="string">
            <text:p>37.525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69 </text:p>
          </table:table-cell>
          <table:table-cell table:number-columns-repeated="59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6" office:value-type="string" calcext:value-type="string">
            <text:p>37.990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6" office:value-type="string" calcext:value-type="string">
            <text:p>38.533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6" office:value-type="string" calcext:value-type="string">
            <text:p>38.964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6" office:value-type="string" calcext:value-type="string">
            <text:p>39.511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6" office:value-type="string" calcext:value-type="string">
            <text:p>39.970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6" office:value-type="string" calcext:value-type="string">
            <text:p>40.578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6" office:value-type="string" calcext:value-type="string">
            <text:p>40.997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6" office:value-type="string" calcext:value-type="string">
            <text:p>41.611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6" office:value-type="string" calcext:value-type="string">
            <text:p>42.041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6" office:value-type="string" calcext:value-type="string">
            <text:p>42.650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6" office:value-type="string" calcext:value-type="string">
            <text:p>43.073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6" office:value-type="string" calcext:value-type="string">
            <text:p>43.601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6" office:value-type="string" calcext:value-type="string">
            <text:p>44.051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6" office:value-type="string" calcext:value-type="string">
            <text:p>44.640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6" office:value-type="string" calcext:value-type="string">
            <text:p>45.078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7D </text:p>
          </table:table-cell>
          <table:table-cell table:number-columns-repeated="59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6" office:value-type="string" calcext:value-type="string">
            <text:p>45.692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79 </text:p>
          </table:table-cell>
          <table:table-cell table:number-columns-repeated="59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6" office:value-type="string" calcext:value-type="string">
            <text:p>46.140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6" office:value-type="string" calcext:value-type="string">
            <text:p>46.685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6" office:value-type="string" calcext:value-type="string">
            <text:p>47.138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6" office:value-type="string" calcext:value-type="string">
            <text:p>47.762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6" office:value-type="string" calcext:value-type="string">
            <text:p>48.218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6" office:value-type="string" calcext:value-type="string">
            <text:p>48.734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6" office:value-type="string" calcext:value-type="string">
            <text:p>49.154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6" office:value-type="string" calcext:value-type="string">
            <text:p>49.768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6" office:value-type="string" calcext:value-type="string">
            <text:p>50.213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6" office:value-type="string" calcext:value-type="string">
            <text:p>50.818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6" office:value-type="string" calcext:value-type="string">
            <text:p>51.243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6" office:value-type="string" calcext:value-type="string">
            <text:p>51.8549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6" office:value-type="string" calcext:value-type="string">
            <text:p>52.282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52.893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6" office:value-type="string" calcext:value-type="string">
            <text:p>53.314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D </text:p>
          </table:table-cell>
          <table:table-cell table:number-columns-repeated="59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6" office:value-type="string" calcext:value-type="string">
            <text:p>53.846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89 </text:p>
          </table:table-cell>
          <table:table-cell table:number-columns-repeated="59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6" office:value-type="string" calcext:value-type="string">
            <text:p>54.317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6" office:value-type="string" calcext:value-type="string">
            <text:p>54.938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6" office:value-type="string" calcext:value-type="string">
            <text:p>55.387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6" office:value-type="string" calcext:value-type="string">
            <text:p>55.914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6" office:value-type="string" calcext:value-type="string">
            <text:p>56.371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6" office:value-type="string" calcext:value-type="string">
            <text:p>56.98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6" office:value-type="string" calcext:value-type="string">
            <text:p>57.409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6" office:value-type="string" calcext:value-type="string">
            <text:p>58.016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6" office:value-type="string" calcext:value-type="string">
            <text:p>58.464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6" office:value-type="string" calcext:value-type="string">
            <text:p>58.97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6" office:value-type="string" calcext:value-type="string">
            <text:p>59.395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6" office:value-type="string" calcext:value-type="string">
            <text:p>60.01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6" office:value-type="string" calcext:value-type="string">
            <text:p>60.453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" office:value-type="string" calcext:value-type="string">
            <text:p>61.063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6" office:value-type="string" calcext:value-type="string">
            <text:p>61.491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9D </text:p>
          </table:table-cell>
          <table:table-cell table:number-columns-repeated="59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6" office:value-type="string" calcext:value-type="string">
            <text:p>62.099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99 </text:p>
          </table:table-cell>
          <table:table-cell table:number-columns-repeated="59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6" office:value-type="string" calcext:value-type="string">
            <text:p>62.564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C </text:p>
          </table:table-cell>
          <table:table-cell table:number-columns-repeated="59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6" office:value-type="string" calcext:value-type="string">
            <text:p>63.0886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C8 </text:p>
          </table:table-cell>
          <table:table-cell table:number-columns-repeated="59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6" office:value-type="string" calcext:value-type="string">
            <text:p>63.5382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C </text:p>
          </table:table-cell>
          <table:table-cell table:number-columns-repeated="59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6" office:value-type="string" calcext:value-type="string">
            <text:p>64.172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48 </text:p>
          </table:table-cell>
          <table:table-cell table:number-columns-repeated="59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6" office:value-type="string" calcext:value-type="string">
            <text:p>64.626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6" office:value-type="string" calcext:value-type="string">
            <text:p>65.1363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6" office:value-type="string" calcext:value-type="string">
            <text:p>65.5734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D </text:p>
          </table:table-cell>
          <table:table-cell table:number-columns-repeated="59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6" office:value-type="string" calcext:value-type="string">
            <text:p>66.187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19 </text:p>
          </table:table-cell>
          <table:table-cell table:number-columns-repeated="59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6" office:value-type="string" calcext:value-type="string">
            <text:p>66.6177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6" office:value-type="string" calcext:value-type="string">
            <text:p>67.2278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6" office:value-type="string" calcext:value-type="string">
            <text:p>67.650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D </text:p>
          </table:table-cell>
          <table:table-cell table:number-columns-repeated="59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6" office:value-type="string" calcext:value-type="string">
            <text:p>68.263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29 </text:p>
          </table:table-cell>
          <table:table-cell table:number-columns-repeated="59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6" office:value-type="string" calcext:value-type="string">
            <text:p>68.7085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D </text:p>
          </table:table-cell>
          <table:table-cell table:number-columns-repeated="59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6" office:value-type="string" calcext:value-type="string">
            <text:p>69.2181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39 </text:p>
          </table:table-cell>
          <table:table-cell table:number-columns-repeated="59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6" office:value-type="string" calcext:value-type="string">
            <text:p>69.6370ms</text:p>
          </table:table-cell>
          <table:table-cell table:style-name="ce6" office:value-type="string" calcext:value-type="string">
            <text:p>0x4E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0x0D </text:p>
          </table:table-cell>
          <table:table-cell table:number-columns-repeated="59"/>
        </table:table-row>
        <table:table-row table:style-name="ro1" table:number-rows-repeated="104830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DonnéesExternes_1" table:base-cell-address="$Agrégées.$A$1" table:cell-range-address="$'Steady Og'.$A$1:.$E$274"/>
        </table:named-expressions>
      </table:table>
      <table:named-expressions/>
      <table:database-ranges>
        <table:database-range table:name="Decode001_WORK" table:target-range-address="'DébogageI2C Og O3 Lcd'.A1:'DébogageI2C Og O3 Lcd'.E52" table:display-filter-buttons="true"/>
        <table:database-range table:name="Decode003_O3_BRK" table:target-range-address="'BootLcd O3'.A1:'BootLcd O3'.E203" table:display-filter-buttons="true"/>
        <table:database-range table:name="Decode005" table:target-range-address="'Steady O3'.A1:'Steady O3'.E274" table:display-filter-buttons="true"/>
        <table:database-range table:name="Decode006" table:target-range-address="'Steady Og'.A1:'Steady Og'.E27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otLcd_20_O3" style:display-name="PageStyle_BootLcd 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régées" style:display-name="PageStyle_Agrégé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eady_20_O3" style:display-name="PageStyle_Steady 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ady_20_Og" style:display-name="PageStyle_Steady 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bogageI2C_20_Og_20_O3_20_Lcd" style:display-name="PageStyle_DébogageI2C Og O3 Lc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oît Tarrade</meta:initial-creator>
    <meta:creation-date>2021-02-15T09:39:19</meta:creation-date>
    <dc:date>2021-02-15T11:31:34.260000000</dc:date>
    <meta:generator>LibreOffice/7.0.4.2$Windows_X86_64 LibreOffice_project/dcf040e67528d9187c66b2379df5ea4407429775</meta:generator>
    <meta:editing-duration>PT1M30S</meta:editing-duration>
    <meta:editing-cycles>1</meta:editing-cycles>
    <meta:document-statistic meta:table-count="5" meta:cell-count="5187" meta:object-count="0"/>
    <meta:user-defined meta:name="AppVersion">16.0300</meta:user-defined>
  </office:meta>
</office:document-meta>
</file>